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[.A2]+[.$C$1]" office:value-type="float" office:value="35" calcext:value-type="float">
            <text:p>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]/[.D2]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92" calcext:value-type="float">
            <text:p>892</text:p>
          </table:table-cell>
          <table:table-cell table:formula="of:=[.H2]-[.H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A3]+[.$C$1]" office:value-type="float" office:value="39" calcext:value-type="float">
            <text:p>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]/[.D3]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16" calcext:value-type="float">
            <text:p>816</text:p>
          </table:table-cell>
          <table:table-cell table:formula="of:=[.H3]-[.H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A4]+[.$C$1]" office:value-type="float" office:value="43" calcext:value-type="float">
            <text:p>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]/[.D4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42" calcext:value-type="float">
            <text:p>742</text:p>
          </table:table-cell>
          <table:table-cell table:formula="of:=[.H4]-[.H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.A5]+[.$C$1]" office:value-type="float" office:value="47" calcext:value-type="float">
            <text:p>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]/[.D5]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67" calcext:value-type="float">
            <text:p>667</text:p>
          </table:table-cell>
          <table:table-cell table:formula="of:=[.H5]-[.H6]" office:value-type="float" office:value="148" calcext:value-type="float">
            <text:p>148</text:p>
          </table:table-cell>
          <table:table-cell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[.A6]+[.$C$1]" office:value-type="float" office:value="51" calcext:value-type="float">
            <text:p>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]/[.D6]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9" calcext:value-type="float">
            <text:p>519</text:p>
          </table:table-cell>
          <table:table-cell table:formula="of:=[.H6]-[.H7]" office:value-type="float" office:value="75" calcext:value-type="float">
            <text:p>75</text:p>
          </table:table-cell>
          <table:table-cell office:value-type="float" office:value="594" calcext:value-type="float">
            <text:p>59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exclai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A7]+[.$C$1]" office:value-type="float" office:value="55" calcext:value-type="float">
            <text:p>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]/[.D7]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44" calcext:value-type="float">
            <text:p>444</text:p>
          </table:table-cell>
          <table:table-cell table:formula="of:=[.H7]-[.H8]" office:value-type="float" office:value="40" calcext:value-type="float">
            <text:p>40</text:p>
          </table:table-cell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[.A8]+[.$C$1]" office:value-type="float" office:value="59" calcext:value-type="float">
            <text:p>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]/[.D8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  <table:table-cell table:formula="of:=[.H8]-[.H9]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[.A9]+[.$C$1]" office:value-type="float" office:value="63" calcext:value-type="float">
            <text:p>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]/[.D9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table:formula="of:=[.H9]-[.H1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[.A10]+[.$C$1]" office:value-type="float" office:value="67" calcext:value-type="float">
            <text:p>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]/[.D10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table:formula="of:=[.H10]-[.H1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[.A11]+[.$C$1]" office:value-type="float" office:value="71" calcext:value-type="float">
            <text:p>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]/[.D11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table:formula="of:=[.H11]-[.H1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A12]+[.$C$1]" office:value-type="float" office:value="75" calcext:value-type="float">
            <text:p>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]/[.D12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H12]-[.L12]" office:value-type="float" office:value="70" calcext:value-type="float">
            <text:p>70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[.A13]+[.$C$1]" office:value-type="float" office:value="79" calcext:value-type="float">
            <text:p>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]/[.D1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[.A14]+[.$C$1]" office:value-type="float" office:value="83" calcext:value-type="float">
            <text:p>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]/[.D14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[.A15]+[.$C$1]" office:value-type="float" office:value="87" calcext:value-type="float">
            <text:p>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]/[.D15])" office:value-type="float" office:value="1" calcext:value-type="float">
            <text:p>1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table:formula="of:=[.H15]-[.H1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[.A16]+[.$C$1]" office:value-type="float" office:value="91" calcext:value-type="float">
            <text:p>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]/[.D16])" office:value-type="float" office:value="1" calcext:value-type="float">
            <text:p>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formula="of:=[.H16]-[.H1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[.A17]+[.$C$1]" office:value-type="float" office:value="95" calcext:value-type="float">
            <text:p>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]/[.D17])" office:value-type="float" office:value="1" calcext:value-type="float">
            <text:p>1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formula="of:=[.H17]-[.H1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[.A18]+[.$C$1]" office:value-type="float" office:value="99" calcext:value-type="float">
            <text:p>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]/[.D18])" office:value-type="float" office:value="1" calcext:value-type="float">
            <text:p>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H18]-[.H19]" office:value-type="float" office:value="-746" calcext:value-type="float">
            <text:p>-74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[.A19]+[.$C$1]" office:value-type="float" office:value="103" calcext:value-type="float">
            <text:p>1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]/[.D19])" office:value-type="float" office:value="1" calcext:value-type="float">
            <text:p>1</text:p>
          </table:table-cell>
          <table:table-cell table:number-columns-repeated="2"/>
          <table:table-cell office:value-type="float" office:value="817" calcext:value-type="float">
            <text:p>817</text:p>
          </table:table-cell>
          <table:table-cell office:value-type="float" office:value="10" calcext:value-type="float">
            <text:p>10</text:p>
          </table:table-cell>
          <table:table-cell table:formula="of:=[.H19]-[.H20]" office:value-type="float" office:value="-74" calcext:value-type="float">
            <text:p>-7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[.A20]+[.$C$1]" office:value-type="float" office:value="107" calcext:value-type="float">
            <text:p>1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]/[.D20])" office:value-type="float" office:value="1" calcext:value-type="float">
            <text:p>1</text:p>
          </table:table-cell>
          <table:table-cell table:number-columns-repeated="2"/>
          <table:table-cell office:value-type="float" office:value="891" calcext:value-type="float">
            <text:p>891</text:p>
          </table:table-cell>
          <table:table-cell office:value-type="float" office:value="11" calcext:value-type="float">
            <text:p>11</text:p>
          </table:table-cell>
          <table:table-cell table:formula="of:=[.H20]-[.H21]"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[.A21]+[.$C$1]" office:value-type="float" office:value="111" calcext:value-type="float">
            <text:p>1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]/[.D21])" office:value-type="float" office:value="1" calcext:value-type="float">
            <text:p>1</text:p>
          </table:table-cell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9" calcext:value-type="float">
            <text:p>9</text:p>
          </table:table-cell>
          <table:table-cell table:formula="of:=[.H21]-[.H22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22]+[.$C$1]" office:value-type="float" office:value="115" calcext:value-type="float">
            <text:p>1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]/[.D22]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  <table:table-cell table:formula="of:=[.H22]-[.H2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[.A23]+[.$C$1]" office:value-type="float" office:value="119" calcext:value-type="float">
            <text:p>1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]/[.D23])" office:value-type="float" office:value="1" calcext:value-type="float">
            <text:p>1</text:p>
          </table:table-cell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8" calcext:value-type="float">
            <text:p>8</text:p>
          </table:table-cell>
          <table:table-cell table:formula="of:=[.H23]-[.H24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[.A24]+[.$C$1]" office:value-type="float" office:value="123" calcext:value-type="float">
            <text:p>1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]/[.D24])" office:value-type="float" office:value="1" calcext:value-type="float">
            <text:p>1</text:p>
          </table:table-cell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7" calcext:value-type="float">
            <text:p>7</text:p>
          </table:table-cell>
          <table:table-cell table:formula="of:=[.H24]-[.H25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[.A25]+[.$C$1]" office:value-type="float" office:value="127" calcext:value-type="float">
            <text:p>1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]/[.D25])" office:value-type="float" office:value="1" calcext:value-type="float">
            <text:p>1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table:formula="of:=[.H25]-[.H2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[.A26]+[.$C$1]" office:value-type="float" office:value="131" calcext:value-type="float">
            <text:p>1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]/[.D26])" office:value-type="float" office:value="1" calcext:value-type="float">
            <text:p>1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table:formula="of:=[.H26]-[.H2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A27]+[.$C$1]" office:value-type="float" office:value="135" calcext:value-type="float">
            <text:p>1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]/[.D27])" office:value-type="float" office:value="1" calcext:value-type="float">
            <text:p>1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table:formula="of:=[.H27]-[.H28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[.A28]+[.$C$1]" office:value-type="float" office:value="139" calcext:value-type="float">
            <text:p>1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]/[.D28])" office:value-type="float" office:value="1" calcext:value-type="float">
            <text:p>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table:formula="of:=[.H28]-[.H29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[.A29]+[.$C$1]" office:value-type="float" office:value="143" calcext:value-type="float">
            <text:p>1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]/[.D29])" office:value-type="float" office:value="1" calcext:value-type="float">
            <text:p>1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formula="of:=[.H29]-[.H30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[.A30]+[.$C$1]" office:value-type="float" office:value="147" calcext:value-type="float">
            <text:p>1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]/[.D30])" office:value-type="float" office:value="1" calcext:value-type="float">
            <text:p>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H30]-[.H31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[.A31]+[.$C$1]" office:value-type="float" office:value="151" calcext:value-type="float">
            <text:p>1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]/[.D3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A32]+[.$C$1]" office:value-type="float" office:value="155" calcext:value-type="float">
            <text:p>1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]/[.D32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[.A33]+[.$C$1]" office:value-type="float" office:value="159" calcext:value-type="float">
            <text:p>1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]/[.D33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[.A34]+[.$C$1]" office:value-type="float" office:value="163" calcext:value-type="float">
            <text:p>1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]/[.D34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[.A35]+[.$C$1]" office:value-type="float" office:value="167" calcext:value-type="float">
            <text:p>1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]/[.D35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[.A36]+[.$C$1]" office:value-type="float" office:value="171" calcext:value-type="float">
            <text:p>1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]/[.D3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[.A37]+[.$C$1]" office:value-type="float" office:value="175" calcext:value-type="float">
            <text:p>1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]/[.D37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[.A38]+[.$C$1]" office:value-type="float" office:value="179" calcext:value-type="float">
            <text:p>1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]/[.D38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[.A39]+[.$C$1]" office:value-type="float" office:value="183" calcext:value-type="float">
            <text:p>1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]/[.D39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[.A40]+[.$C$1]" office:value-type="float" office:value="187" calcext:value-type="float">
            <text:p>1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]/[.D40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[.A41]+[.$C$1]" office:value-type="float" office:value="191" calcext:value-type="float">
            <text:p>1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]/[.D41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[.A42]+[.$C$1]" office:value-type="float" office:value="195" calcext:value-type="float">
            <text:p>1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]/[.D42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[.A43]+[.$C$1]" office:value-type="float" office:value="199" calcext:value-type="float">
            <text:p>1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]/[.D43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[.A44]+[.$C$1]" office:value-type="float" office:value="203" calcext:value-type="float">
            <text:p>2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]/[.D44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[.A45]+[.$C$1]" office:value-type="float" office:value="207" calcext:value-type="float">
            <text:p>2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]/[.D45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[.A46]+[.$C$1]" office:value-type="float" office:value="211" calcext:value-type="float">
            <text:p>2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]/[.D4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[.A47]+[.$C$1]" office:value-type="float" office:value="215" calcext:value-type="float">
            <text:p>2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]/[.D47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[.A48]+[.$C$1]" office:value-type="float" office:value="219" calcext:value-type="float">
            <text:p>2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]/[.D48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[.A49]+[.$C$1]" office:value-type="float" office:value="223" calcext:value-type="float">
            <text:p>2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]/[.D49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[.A50]+[.$C$1]" office:value-type="float" office:value="227" calcext:value-type="float">
            <text:p>2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]/[.D50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[.A51]+[.$C$1]" office:value-type="float" office:value="231" calcext:value-type="float">
            <text:p>2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1]/[.D51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[.A52]+[.$C$1]" office:value-type="float" office:value="235" calcext:value-type="float">
            <text:p>2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2]/[.D52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[.A53]+[.$C$1]" office:value-type="float" office:value="239" calcext:value-type="float">
            <text:p>2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3]/[.D53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[.A54]+[.$C$1]" office:value-type="float" office:value="243" calcext:value-type="float">
            <text:p>2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4]/[.D54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[.A55]+[.$C$1]" office:value-type="float" office:value="247" calcext:value-type="float">
            <text:p>2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5]/[.D55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[.A56]+[.$C$1]" office:value-type="float" office:value="251" calcext:value-type="float">
            <text:p>2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6]/[.D5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[.A57]+[.$C$1]" office:value-type="float" office:value="255" calcext:value-type="float">
            <text:p>2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7]/[.D57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[.A58]+[.$C$1]" office:value-type="float" office:value="259" calcext:value-type="float">
            <text:p>2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8]/[.D58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[.A59]+[.$C$1]" office:value-type="float" office:value="263" calcext:value-type="float">
            <text:p>2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9]/[.D59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[.A60]+[.$C$1]" office:value-type="float" office:value="267" calcext:value-type="float">
            <text:p>2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0]/[.D60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[.A61]+[.$C$1]" office:value-type="float" office:value="271" calcext:value-type="float">
            <text:p>2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1]/[.D61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[.A62]+[.$C$1]" office:value-type="float" office:value="275" calcext:value-type="float">
            <text:p>2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2]/[.D62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[.A63]+[.$C$1]" office:value-type="float" office:value="279" calcext:value-type="float">
            <text:p>2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3]/[.D63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[.A64]+[.$C$1]" office:value-type="float" office:value="283" calcext:value-type="float">
            <text:p>2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4]/[.D64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[.A65]+[.$C$1]" office:value-type="float" office:value="287" calcext:value-type="float">
            <text:p>2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5]/[.D65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[.A66]+[.$C$1]" office:value-type="float" office:value="291" calcext:value-type="float">
            <text:p>2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6]/[.D6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[.A67]+[.$C$1]" office:value-type="float" office:value="295" calcext:value-type="float">
            <text:p>2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7]/[.D67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[.A68]+[.$C$1]" office:value-type="float" office:value="299" calcext:value-type="float">
            <text:p>2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8]/[.D68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[.A69]+[.$C$1]" office:value-type="float" office:value="303" calcext:value-type="float">
            <text:p>3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9]/[.D69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formula="of:=[.A70]+[.$C$1]" office:value-type="float" office:value="307" calcext:value-type="float">
            <text:p>3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0]/[.D70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formula="of:=[.A71]+[.$C$1]" office:value-type="float" office:value="311" calcext:value-type="float">
            <text:p>3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1]/[.D71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[.A72]+[.$C$1]" office:value-type="float" office:value="315" calcext:value-type="float">
            <text:p>3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2]/[.D72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formula="of:=[.A73]+[.$C$1]" office:value-type="float" office:value="319" calcext:value-type="float">
            <text:p>3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3]/[.D7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formula="of:=[.A74]+[.$C$1]" office:value-type="float" office:value="323" calcext:value-type="float">
            <text:p>3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4]/[.D74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[.A75]+[.$C$1]" office:value-type="float" office:value="327" calcext:value-type="float">
            <text:p>3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5]/[.D75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formula="of:=[.A76]+[.$C$1]" office:value-type="float" office:value="331" calcext:value-type="float">
            <text:p>3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6]/[.D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[.A77]+[.$C$1]" office:value-type="float" office:value="335" calcext:value-type="float">
            <text:p>3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7]/[.D77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[.A78]+[.$C$1]" office:value-type="float" office:value="339" calcext:value-type="float">
            <text:p>3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8]/[.D78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[.A79]+[.$C$1]" office:value-type="float" office:value="343" calcext:value-type="float">
            <text:p>3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9]/[.D79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[.A80]+[.$C$1]" office:value-type="float" office:value="347" calcext:value-type="float">
            <text:p>3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0]/[.D80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formula="of:=[.A81]+[.$C$1]" office:value-type="float" office:value="351" calcext:value-type="float">
            <text:p>3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1]/[.D81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[.A82]+[.$C$1]" office:value-type="float" office:value="355" calcext:value-type="float">
            <text:p>3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2]/[.D82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[.A83]+[.$C$1]" office:value-type="float" office:value="359" calcext:value-type="float">
            <text:p>3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3]/[.D8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formula="of:=[.A84]+[.$C$1]" office:value-type="float" office:value="363" calcext:value-type="float">
            <text:p>3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4]/[.D84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[.A85]+[.$C$1]" office:value-type="float" office:value="367" calcext:value-type="float">
            <text:p>3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5]/[.D85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[.A86]+[.$C$1]" office:value-type="float" office:value="371" calcext:value-type="float">
            <text:p>3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6]/[.D8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[.A87]+[.$C$1]" office:value-type="float" office:value="375" calcext:value-type="float">
            <text:p>3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7]/[.D87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[.A88]+[.$C$1]" office:value-type="float" office:value="379" calcext:value-type="float">
            <text:p>3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8]/[.D88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[.A89]+[.$C$1]" office:value-type="float" office:value="383" calcext:value-type="float">
            <text:p>3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9]/[.D89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[.A90]+[.$C$1]" office:value-type="float" office:value="387" calcext:value-type="float">
            <text:p>3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0]/[.D90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[.A91]+[.$C$1]" office:value-type="float" office:value="391" calcext:value-type="float">
            <text:p>3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1]/[.D91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[.A92]+[.$C$1]" office:value-type="float" office:value="395" calcext:value-type="float">
            <text:p>3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2]/[.D92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[.A93]+[.$C$1]" office:value-type="float" office:value="399" calcext:value-type="float">
            <text:p>3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3]/[.D93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[.A94]+[.$C$1]" office:value-type="float" office:value="403" calcext:value-type="float">
            <text:p>4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4]/[.D94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[.A95]+[.$C$1]" office:value-type="float" office:value="407" calcext:value-type="float">
            <text:p>4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5]/[.D95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formula="of:=[.A96]+[.$C$1]" office:value-type="float" office:value="411" calcext:value-type="float">
            <text:p>4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6]/[.D9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[.A97]+[.$C$1]" office:value-type="float" office:value="415" calcext:value-type="float">
            <text:p>4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7]/[.D97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[.A98]+[.$C$1]" office:value-type="float" office:value="419" calcext:value-type="float">
            <text:p>4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8]/[.D98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[.A99]+[.$C$1]" office:value-type="float" office:value="423" calcext:value-type="float">
            <text:p>4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9]/[.D99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[.A100]+[.$C$1]" office:value-type="float" office:value="427" calcext:value-type="float">
            <text:p>4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0]/[.D100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[.A101]+[.$C$1]" office:value-type="float" office:value="431" calcext:value-type="float">
            <text:p>4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1]/[.D101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[.A102]+[.$C$1]" office:value-type="float" office:value="435" calcext:value-type="float">
            <text:p>4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2]/[.D102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[.A103]+[.$C$1]" office:value-type="float" office:value="439" calcext:value-type="float">
            <text:p>4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3]/[.D103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[.A104]+[.$C$1]" office:value-type="float" office:value="443" calcext:value-type="float">
            <text:p>4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4]/[.D104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[.A105]+[.$C$1]" office:value-type="float" office:value="447" calcext:value-type="float">
            <text:p>4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5]/[.D105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[.A106]+[.$C$1]" office:value-type="float" office:value="451" calcext:value-type="float">
            <text:p>4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6]/[.D10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[.A107]+[.$C$1]" office:value-type="float" office:value="455" calcext:value-type="float">
            <text:p>4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7]/[.D107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[.A108]+[.$C$1]" office:value-type="float" office:value="459" calcext:value-type="float">
            <text:p>4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8]/[.D108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[.A109]+[.$C$1]" office:value-type="float" office:value="463" calcext:value-type="float">
            <text:p>4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9]/[.D109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[.A110]+[.$C$1]" office:value-type="float" office:value="467" calcext:value-type="float">
            <text:p>4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0]/[.D110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[.A111]+[.$C$1]" office:value-type="float" office:value="471" calcext:value-type="float">
            <text:p>4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1]/[.D111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[.A112]+[.$C$1]" office:value-type="float" office:value="475" calcext:value-type="float">
            <text:p>4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2]/[.D112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[.A113]+[.$C$1]" office:value-type="float" office:value="479" calcext:value-type="float">
            <text:p>4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3]/[.D113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[.A114]+[.$C$1]" office:value-type="float" office:value="483" calcext:value-type="float">
            <text:p>4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4]/[.D114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[.A115]+[.$C$1]" office:value-type="float" office:value="487" calcext:value-type="float">
            <text:p>4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5]/[.D115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[.A116]+[.$C$1]" office:value-type="float" office:value="491" calcext:value-type="float">
            <text:p>4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6]/[.D11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[.A117]+[.$C$1]" office:value-type="float" office:value="495" calcext:value-type="float">
            <text:p>4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7]/[.D117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[.A118]+[.$C$1]" office:value-type="float" office:value="499" calcext:value-type="float">
            <text:p>4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8]/[.D118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[.A119]+[.$C$1]" office:value-type="float" office:value="503" calcext:value-type="float">
            <text:p>5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9]/[.D119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[.A120]+[.$C$1]" office:value-type="float" office:value="507" calcext:value-type="float">
            <text:p>5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0]/[.D120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[.A121]+[.$C$1]" office:value-type="float" office:value="511" calcext:value-type="float">
            <text:p>5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1]/[.D121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[.A122]+[.$C$1]" office:value-type="float" office:value="515" calcext:value-type="float">
            <text:p>5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2]/[.D122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[.A123]+[.$C$1]" office:value-type="float" office:value="519" calcext:value-type="float">
            <text:p>5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3]/[.D123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[.A124]+[.$C$1]" office:value-type="float" office:value="523" calcext:value-type="float">
            <text:p>5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4]/[.D124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[.A125]+[.$C$1]" office:value-type="float" office:value="527" calcext:value-type="float">
            <text:p>5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5]/[.D125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[.A126]+[.$C$1]" office:value-type="float" office:value="531" calcext:value-type="float">
            <text:p>5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6]/[.D12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[.A127]+[.$C$1]" office:value-type="float" office:value="535" calcext:value-type="float">
            <text:p>5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7]/[.D127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table:formula="of:=[.A128]+[.$C$1]" office:value-type="float" office:value="539" calcext:value-type="float">
            <text:p>5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8]/[.D128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table:formula="of:=[.A129]+[.$C$1]" office:value-type="float" office:value="543" calcext:value-type="float">
            <text:p>5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9]/[.D129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table:formula="of:=[.A130]+[.$C$1]" office:value-type="float" office:value="547" calcext:value-type="float">
            <text:p>5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0]/[.D130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table:formula="of:=[.A131]+[.$C$1]" office:value-type="float" office:value="551" calcext:value-type="float">
            <text:p>5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1]/[.D131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table:formula="of:=[.A132]+[.$C$1]" office:value-type="float" office:value="555" calcext:value-type="float">
            <text:p>5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2]/[.D132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table:formula="of:=[.A133]+[.$C$1]" office:value-type="float" office:value="559" calcext:value-type="float">
            <text:p>5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3]/[.D133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table:formula="of:=[.A134]+[.$C$1]" office:value-type="float" office:value="563" calcext:value-type="float">
            <text:p>5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4]/[.D134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table:formula="of:=[.A135]+[.$C$1]" office:value-type="float" office:value="567" calcext:value-type="float">
            <text:p>5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5]/[.D135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table:formula="of:=[.A136]+[.$C$1]" office:value-type="float" office:value="571" calcext:value-type="float">
            <text:p>5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6]/[.D13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table:formula="of:=[.A137]+[.$C$1]" office:value-type="float" office:value="575" calcext:value-type="float">
            <text:p>5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7]/[.D137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table:formula="of:=[.A138]+[.$C$1]" office:value-type="float" office:value="579" calcext:value-type="float">
            <text:p>5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8]/[.D138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table:formula="of:=[.A139]+[.$C$1]" office:value-type="float" office:value="583" calcext:value-type="float">
            <text:p>5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9]/[.D139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table:formula="of:=[.A140]+[.$C$1]" office:value-type="float" office:value="587" calcext:value-type="float">
            <text:p>5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0]/[.D140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table:formula="of:=[.A141]+[.$C$1]" office:value-type="float" office:value="591" calcext:value-type="float">
            <text:p>5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1]/[.D141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table:formula="of:=[.A142]+[.$C$1]" office:value-type="float" office:value="595" calcext:value-type="float">
            <text:p>5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2]/[.D142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table:formula="of:=[.A143]+[.$C$1]" office:value-type="float" office:value="599" calcext:value-type="float">
            <text:p>5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3]/[.D143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table:formula="of:=[.A144]+[.$C$1]" office:value-type="float" office:value="603" calcext:value-type="float">
            <text:p>6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4]/[.D144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table:formula="of:=[.A145]+[.$C$1]" office:value-type="float" office:value="607" calcext:value-type="float">
            <text:p>6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5]/[.D145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table:formula="of:=[.A146]+[.$C$1]" office:value-type="float" office:value="611" calcext:value-type="float">
            <text:p>6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6]/[.D14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table:formula="of:=[.A147]+[.$C$1]" office:value-type="float" office:value="615" calcext:value-type="float">
            <text:p>6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7]/[.D147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table:formula="of:=[.A148]+[.$C$1]" office:value-type="float" office:value="619" calcext:value-type="float">
            <text:p>6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8]/[.D148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table:formula="of:=[.A149]+[.$C$1]" office:value-type="float" office:value="623" calcext:value-type="float">
            <text:p>6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9]/[.D149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table:formula="of:=[.A150]+[.$C$1]" office:value-type="float" office:value="627" calcext:value-type="float">
            <text:p>6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0]/[.D150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table:formula="of:=[.A151]+[.$C$1]" office:value-type="float" office:value="631" calcext:value-type="float">
            <text:p>6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1]/[.D151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formula="of:=[.A152]+[.$C$1]" office:value-type="float" office:value="635" calcext:value-type="float">
            <text:p>6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2]/[.D152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table:formula="of:=[.A153]+[.$C$1]" office:value-type="float" office:value="639" calcext:value-type="float">
            <text:p>6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3]/[.D153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table:formula="of:=[.A154]+[.$C$1]" office:value-type="float" office:value="643" calcext:value-type="float">
            <text:p>6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4]/[.D15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table:formula="of:=[.A155]+[.$C$1]" office:value-type="float" office:value="647" calcext:value-type="float">
            <text:p>6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5]/[.D155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table:formula="of:=[.A156]+[.$C$1]" office:value-type="float" office:value="651" calcext:value-type="float">
            <text:p>6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6]/[.D156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table:formula="of:=[.A157]+[.$C$1]" office:value-type="float" office:value="655" calcext:value-type="float">
            <text:p>6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7]/[.D157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table:formula="of:=[.A158]+[.$C$1]" office:value-type="float" office:value="659" calcext:value-type="float">
            <text:p>6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8]/[.D158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table:formula="of:=[.A159]+[.$C$1]" office:value-type="float" office:value="663" calcext:value-type="float">
            <text:p>6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9]/[.D159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table:formula="of:=[.A160]+[.$C$1]" office:value-type="float" office:value="667" calcext:value-type="float">
            <text:p>6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0]/[.D160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table:formula="of:=[.A161]+[.$C$1]" office:value-type="float" office:value="671" calcext:value-type="float">
            <text:p>6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1]/[.D161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table:formula="of:=[.A162]+[.$C$1]" office:value-type="float" office:value="675" calcext:value-type="float">
            <text:p>6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2]/[.D162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table:formula="of:=[.A163]+[.$C$1]" office:value-type="float" office:value="679" calcext:value-type="float">
            <text:p>6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3]/[.D163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table:formula="of:=[.A164]+[.$C$1]" office:value-type="float" office:value="683" calcext:value-type="float">
            <text:p>6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4]/[.D16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table:formula="of:=[.A165]+[.$C$1]" office:value-type="float" office:value="687" calcext:value-type="float">
            <text:p>6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5]/[.D165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table:formula="of:=[.A166]+[.$C$1]" office:value-type="float" office:value="691" calcext:value-type="float">
            <text:p>6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6]/[.D166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table:formula="of:=[.A167]+[.$C$1]" office:value-type="float" office:value="695" calcext:value-type="float">
            <text:p>6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7]/[.D167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table:formula="of:=[.A168]+[.$C$1]" office:value-type="float" office:value="699" calcext:value-type="float">
            <text:p>6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8]/[.D168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table:formula="of:=[.A169]+[.$C$1]" office:value-type="float" office:value="703" calcext:value-type="float">
            <text:p>7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9]/[.D169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table:formula="of:=[.A170]+[.$C$1]" office:value-type="float" office:value="707" calcext:value-type="float">
            <text:p>7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0]/[.D170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table:formula="of:=[.A171]+[.$C$1]" office:value-type="float" office:value="711" calcext:value-type="float">
            <text:p>7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1]/[.D171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table:formula="of:=[.A172]+[.$C$1]" office:value-type="float" office:value="715" calcext:value-type="float">
            <text:p>7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2]/[.D172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table:formula="of:=[.A173]+[.$C$1]" office:value-type="float" office:value="719" calcext:value-type="float">
            <text:p>7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3]/[.D173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table:formula="of:=[.A174]+[.$C$1]" office:value-type="float" office:value="723" calcext:value-type="float">
            <text:p>7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4]/[.D174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table:formula="of:=[.A175]+[.$C$1]" office:value-type="float" office:value="727" calcext:value-type="float">
            <text:p>7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5]/[.D175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table:formula="of:=[.A176]+[.$C$1]" office:value-type="float" office:value="731" calcext:value-type="float">
            <text:p>7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6]/[.D176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formula="of:=[.A177]+[.$C$1]" office:value-type="float" office:value="735" calcext:value-type="float">
            <text:p>7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7]/[.D177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table:formula="of:=[.A178]+[.$C$1]" office:value-type="float" office:value="739" calcext:value-type="float">
            <text:p>7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8]/[.D178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table:formula="of:=[.A179]+[.$C$1]" office:value-type="float" office:value="743" calcext:value-type="float">
            <text:p>7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9]/[.D179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table:formula="of:=[.A180]+[.$C$1]" office:value-type="float" office:value="747" calcext:value-type="float">
            <text:p>7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0]/[.D180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table:formula="of:=[.A181]+[.$C$1]" office:value-type="float" office:value="751" calcext:value-type="float">
            <text:p>7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1]/[.D181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table:formula="of:=[.A182]+[.$C$1]" office:value-type="float" office:value="755" calcext:value-type="float">
            <text:p>7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2]/[.D182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table:formula="of:=[.A183]+[.$C$1]" office:value-type="float" office:value="759" calcext:value-type="float">
            <text:p>7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3]/[.D183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  <table:table-cell table:formula="of:=[.A184]+[.$C$1]" office:value-type="float" office:value="763" calcext:value-type="float">
            <text:p>7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4]/[.D184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table:formula="of:=[.A185]+[.$C$1]" office:value-type="float" office:value="767" calcext:value-type="float">
            <text:p>7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5]/[.D185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table:formula="of:=[.A186]+[.$C$1]" office:value-type="float" office:value="771" calcext:value-type="float">
            <text:p>7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6]/[.D186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table:formula="of:=[.A187]+[.$C$1]" office:value-type="float" office:value="775" calcext:value-type="float">
            <text:p>7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7]/[.D187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table:formula="of:=[.A188]+[.$C$1]" office:value-type="float" office:value="779" calcext:value-type="float">
            <text:p>7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8]/[.D188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  <table:table-cell table:formula="of:=[.A189]+[.$C$1]" office:value-type="float" office:value="783" calcext:value-type="float">
            <text:p>7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9]/[.D189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table:formula="of:=[.A190]+[.$C$1]" office:value-type="float" office:value="787" calcext:value-type="float">
            <text:p>7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0]/[.D190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table:formula="of:=[.A191]+[.$C$1]" office:value-type="float" office:value="791" calcext:value-type="float">
            <text:p>7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1]/[.D191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table:formula="of:=[.A192]+[.$C$1]" office:value-type="float" office:value="795" calcext:value-type="float">
            <text:p>7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2]/[.D192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  <table:table-cell table:formula="of:=[.A193]+[.$C$1]" office:value-type="float" office:value="799" calcext:value-type="float">
            <text:p>7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3]/[.D193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table:formula="of:=[.A194]+[.$C$1]" office:value-type="float" office:value="803" calcext:value-type="float">
            <text:p>8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4]/[.D194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table:formula="of:=[.A195]+[.$C$1]" office:value-type="float" office:value="807" calcext:value-type="float">
            <text:p>8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5]/[.D195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table:formula="of:=[.A196]+[.$C$1]" office:value-type="float" office:value="811" calcext:value-type="float">
            <text:p>8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6]/[.D196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table:formula="of:=[.A197]+[.$C$1]" office:value-type="float" office:value="815" calcext:value-type="float">
            <text:p>8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7]/[.D197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table:formula="of:=[.A198]+[.$C$1]" office:value-type="float" office:value="819" calcext:value-type="float">
            <text:p>8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8]/[.D198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  <table:table-cell table:formula="of:=[.A199]+[.$C$1]" office:value-type="float" office:value="823" calcext:value-type="float">
            <text:p>8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9]/[.D199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table:formula="of:=[.A200]+[.$C$1]" office:value-type="float" office:value="827" calcext:value-type="float">
            <text:p>8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0]/[.D200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table:formula="of:=[.A201]+[.$C$1]" office:value-type="float" office:value="831" calcext:value-type="float">
            <text:p>8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1]/[.D201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formula="of:=[.A202]+[.$C$1]" office:value-type="float" office:value="835" calcext:value-type="float">
            <text:p>8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2]/[.D202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table:formula="of:=[.A203]+[.$C$1]" office:value-type="float" office:value="839" calcext:value-type="float">
            <text:p>8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3]/[.D203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table:formula="of:=[.A204]+[.$C$1]" office:value-type="float" office:value="843" calcext:value-type="float">
            <text:p>8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4]/[.D204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table:formula="of:=[.A205]+[.$C$1]" office:value-type="float" office:value="847" calcext:value-type="float">
            <text:p>8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5]/[.D205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table:formula="of:=[.A206]+[.$C$1]" office:value-type="float" office:value="851" calcext:value-type="float">
            <text:p>8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6]/[.D206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table:formula="of:=[.A207]+[.$C$1]" office:value-type="float" office:value="855" calcext:value-type="float">
            <text:p>8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7]/[.D207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table:formula="of:=[.A208]+[.$C$1]" office:value-type="float" office:value="859" calcext:value-type="float">
            <text:p>8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8]/[.D208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table:formula="of:=[.A209]+[.$C$1]" office:value-type="float" office:value="863" calcext:value-type="float">
            <text:p>8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9]/[.D209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table:formula="of:=[.A210]+[.$C$1]" office:value-type="float" office:value="867" calcext:value-type="float">
            <text:p>8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0]/[.D210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table:formula="of:=[.A211]+[.$C$1]" office:value-type="float" office:value="871" calcext:value-type="float">
            <text:p>8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1]/[.D211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table:formula="of:=[.A212]+[.$C$1]" office:value-type="float" office:value="875" calcext:value-type="float">
            <text:p>8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2]/[.D212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table:formula="of:=[.A213]+[.$C$1]" office:value-type="float" office:value="879" calcext:value-type="float">
            <text:p>8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3]/[.D213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table:formula="of:=[.A214]+[.$C$1]" office:value-type="float" office:value="883" calcext:value-type="float">
            <text:p>8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4]/[.D214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table:formula="of:=[.A215]+[.$C$1]" office:value-type="float" office:value="887" calcext:value-type="float">
            <text:p>8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5]/[.D215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table:formula="of:=[.A216]+[.$C$1]" office:value-type="float" office:value="891" calcext:value-type="float">
            <text:p>8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6]/[.D216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table:formula="of:=[.A217]+[.$C$1]" office:value-type="float" office:value="895" calcext:value-type="float">
            <text:p>8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7]/[.D217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table:formula="of:=[.A218]+[.$C$1]" office:value-type="float" office:value="899" calcext:value-type="float">
            <text:p>8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8]/[.D218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table:formula="of:=[.A219]+[.$C$1]" office:value-type="float" office:value="903" calcext:value-type="float">
            <text:p>9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9]/[.D219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table:formula="of:=[.A220]+[.$C$1]" office:value-type="float" office:value="907" calcext:value-type="float">
            <text:p>9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0]/[.D220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table:formula="of:=[.A221]+[.$C$1]" office:value-type="float" office:value="911" calcext:value-type="float">
            <text:p>9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1]/[.D221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table:formula="of:=[.A222]+[.$C$1]" office:value-type="float" office:value="915" calcext:value-type="float">
            <text:p>9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2]/[.D222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table:formula="of:=[.A223]+[.$C$1]" office:value-type="float" office:value="919" calcext:value-type="float">
            <text:p>9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3]/[.D223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table:formula="of:=[.A224]+[.$C$1]" office:value-type="float" office:value="923" calcext:value-type="float">
            <text:p>9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4]/[.D224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table:formula="of:=[.A225]+[.$C$1]" office:value-type="float" office:value="927" calcext:value-type="float">
            <text:p>9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5]/[.D225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table:formula="of:=[.A226]+[.$C$1]" office:value-type="float" office:value="931" calcext:value-type="float">
            <text:p>9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6]/[.D226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formula="of:=[.A227]+[.$C$1]" office:value-type="float" office:value="935" calcext:value-type="float">
            <text:p>9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7]/[.D227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/>
          <table:table-cell table:formula="of:=[.A228]+[.$C$1]" office:value-type="float" office:value="939" calcext:value-type="float">
            <text:p>9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8]/[.D228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table:formula="of:=[.A229]+[.$C$1]" office:value-type="float" office:value="943" calcext:value-type="float">
            <text:p>9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9]/[.D229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table:formula="of:=[.A230]+[.$C$1]" office:value-type="float" office:value="947" calcext:value-type="float">
            <text:p>9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0]/[.D230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table:formula="of:=[.A231]+[.$C$1]" office:value-type="float" office:value="951" calcext:value-type="float">
            <text:p>9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1]/[.D231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table:formula="of:=[.A232]+[.$C$1]" office:value-type="float" office:value="955" calcext:value-type="float">
            <text:p>9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2]/[.D232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table:formula="of:=[.A233]+[.$C$1]" office:value-type="float" office:value="959" calcext:value-type="float">
            <text:p>9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3]/[.D233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table:formula="of:=[.A234]+[.$C$1]" office:value-type="float" office:value="963" calcext:value-type="float">
            <text:p>9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4]/[.D234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table:formula="of:=[.A235]+[.$C$1]" office:value-type="float" office:value="967" calcext:value-type="float">
            <text:p>9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5]/[.D235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/>
          <table:table-cell table:formula="of:=[.A236]+[.$C$1]" office:value-type="float" office:value="971" calcext:value-type="float">
            <text:p>9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6]/[.D236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table:formula="of:=[.A237]+[.$C$1]" office:value-type="float" office:value="975" calcext:value-type="float">
            <text:p>9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7]/[.D237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table:formula="of:=[.A238]+[.$C$1]" office:value-type="float" office:value="979" calcext:value-type="float">
            <text:p>9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8]/[.D238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table:formula="of:=[.A239]+[.$C$1]" office:value-type="float" office:value="983" calcext:value-type="float">
            <text:p>9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9]/[.D239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table:formula="of:=[.A240]+[.$C$1]" office:value-type="float" office:value="987" calcext:value-type="float">
            <text:p>9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0]/[.D240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table:formula="of:=[.A241]+[.$C$1]" office:value-type="float" office:value="991" calcext:value-type="float">
            <text:p>9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1]/[.D241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table:formula="of:=[.A242]+[.$C$1]" office:value-type="float" office:value="995" calcext:value-type="float">
            <text:p>9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2]/[.D242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  <table:table-cell table:formula="of:=[.A243]+[.$C$1]" office:value-type="float" office:value="999" calcext:value-type="float">
            <text:p>9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3]/[.D243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/>
          <table:table-cell table:formula="of:=[.A244]+[.$C$1]" office:value-type="float" office:value="1003" calcext:value-type="float">
            <text:p>10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4]/[.D244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/>
          <table:table-cell table:formula="of:=[.A245]+[.$C$1]" office:value-type="float" office:value="1007" calcext:value-type="float">
            <text:p>10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5]/[.D245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/>
          <table:table-cell table:formula="of:=[.A246]+[.$C$1]" office:value-type="float" office:value="1011" calcext:value-type="float">
            <text:p>10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6]/[.D246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table:formula="of:=[.A247]+[.$C$1]" office:value-type="float" office:value="1015" calcext:value-type="float">
            <text:p>10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7]/[.D247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table:formula="of:=[.A248]+[.$C$1]" office:value-type="float" office:value="1019" calcext:value-type="float">
            <text:p>10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8]/[.D248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/>
          <table:table-cell table:formula="of:=[.A249]+[.$C$1]" office:value-type="float" office:value="1023" calcext:value-type="float">
            <text:p>10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9]/[.D249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  <table:table-cell table:formula="of:=[.A250]+[.$C$1]" office:value-type="float" office:value="1027" calcext:value-type="float">
            <text:p>10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0]/[.D250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996" calcext:value-type="float">
            <text:p>996</text:p>
          </table:table-cell>
          <table:table-cell/>
          <table:table-cell table:formula="of:=[.A251]+[.$C$1]" office:value-type="float" office:value="1031" calcext:value-type="float">
            <text:p>10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1]/[.D251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[.A252]+[.$C$1]" office:value-type="float" office:value="1035" calcext:value-type="float">
            <text:p>10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2]/[.D252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  <table:table-cell table:formula="of:=[.A253]+[.$C$1]" office:value-type="float" office:value="1039" calcext:value-type="float">
            <text:p>10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3]/[.D253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/>
          <table:table-cell table:formula="of:=[.A254]+[.$C$1]" office:value-type="float" office:value="1043" calcext:value-type="float">
            <text:p>10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4]/[.D254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/>
          <table:table-cell table:formula="of:=[.A255]+[.$C$1]" office:value-type="float" office:value="1047" calcext:value-type="float">
            <text:p>10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5]/[.D255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/>
          <table:table-cell table:formula="of:=[.A256]+[.$C$1]" office:value-type="float" office:value="1051" calcext:value-type="float">
            <text:p>10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6]/[.D256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  <table:table-cell table:formula="of:=[.A257]+[.$C$1]" office:value-type="float" office:value="1055" calcext:value-type="float">
            <text:p>10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7]/[.D257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table:formula="of:=[.A258]+[.$C$1]" office:value-type="float" office:value="1059" calcext:value-type="float">
            <text:p>10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8]/[.D258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28" calcext:value-type="float">
            <text:p>1028</text:p>
          </table:table-cell>
          <table:table-cell/>
          <table:table-cell table:formula="of:=[.A259]+[.$C$1]" office:value-type="float" office:value="1063" calcext:value-type="float">
            <text:p>10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9]/[.D259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32" calcext:value-type="float">
            <text:p>1032</text:p>
          </table:table-cell>
          <table:table-cell/>
          <table:table-cell table:formula="of:=[.A260]+[.$C$1]" office:value-type="float" office:value="1067" calcext:value-type="float">
            <text:p>10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0]/[.D260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table:formula="of:=[.A261]+[.$C$1]" office:value-type="float" office:value="1071" calcext:value-type="float">
            <text:p>10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1]/[.D261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40" calcext:value-type="float">
            <text:p>1040</text:p>
          </table:table-cell>
          <table:table-cell/>
          <table:table-cell table:formula="of:=[.A262]+[.$C$1]" office:value-type="float" office:value="1075" calcext:value-type="float">
            <text:p>10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2]/[.D262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/>
          <table:table-cell table:formula="of:=[.A263]+[.$C$1]" office:value-type="float" office:value="1079" calcext:value-type="float">
            <text:p>10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3]/[.D263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  <table:table-cell table:formula="of:=[.A264]+[.$C$1]" office:value-type="float" office:value="1083" calcext:value-type="float">
            <text:p>10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4]/[.D264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52" calcext:value-type="float">
            <text:p>1052</text:p>
          </table:table-cell>
          <table:table-cell/>
          <table:table-cell table:formula="of:=[.A265]+[.$C$1]" office:value-type="float" office:value="1087" calcext:value-type="float">
            <text:p>10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5]/[.D265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  <table:table-cell table:formula="of:=[.A266]+[.$C$1]" office:value-type="float" office:value="1091" calcext:value-type="float">
            <text:p>10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6]/[.D266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  <table:table-cell table:formula="of:=[.A267]+[.$C$1]" office:value-type="float" office:value="1095" calcext:value-type="float">
            <text:p>10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7]/[.D267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64" calcext:value-type="float">
            <text:p>1064</text:p>
          </table:table-cell>
          <table:table-cell/>
          <table:table-cell table:formula="of:=[.A268]+[.$C$1]" office:value-type="float" office:value="1099" calcext:value-type="float">
            <text:p>10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8]/[.D268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68" calcext:value-type="float">
            <text:p>1068</text:p>
          </table:table-cell>
          <table:table-cell/>
          <table:table-cell table:formula="of:=[.A269]+[.$C$1]" office:value-type="float" office:value="1103" calcext:value-type="float">
            <text:p>11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9]/[.D269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072" calcext:value-type="float">
            <text:p>1072</text:p>
          </table:table-cell>
          <table:table-cell/>
          <table:table-cell table:formula="of:=[.A270]+[.$C$1]" office:value-type="float" office:value="1107" calcext:value-type="float">
            <text:p>11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0]/[.D270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076" calcext:value-type="float">
            <text:p>1076</text:p>
          </table:table-cell>
          <table:table-cell/>
          <table:table-cell table:formula="of:=[.A271]+[.$C$1]" office:value-type="float" office:value="1111" calcext:value-type="float">
            <text:p>11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1]/[.D271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080" calcext:value-type="float">
            <text:p>1080</text:p>
          </table:table-cell>
          <table:table-cell/>
          <table:table-cell table:formula="of:=[.A272]+[.$C$1]" office:value-type="float" office:value="1115" calcext:value-type="float">
            <text:p>11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2]/[.D272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084" calcext:value-type="float">
            <text:p>1084</text:p>
          </table:table-cell>
          <table:table-cell/>
          <table:table-cell table:formula="of:=[.A273]+[.$C$1]" office:value-type="float" office:value="1119" calcext:value-type="float">
            <text:p>11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3]/[.D273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088" calcext:value-type="float">
            <text:p>1088</text:p>
          </table:table-cell>
          <table:table-cell/>
          <table:table-cell table:formula="of:=[.A274]+[.$C$1]" office:value-type="float" office:value="1123" calcext:value-type="float">
            <text:p>11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4]/[.D274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092" calcext:value-type="float">
            <text:p>1092</text:p>
          </table:table-cell>
          <table:table-cell/>
          <table:table-cell table:formula="of:=[.A275]+[.$C$1]" office:value-type="float" office:value="1127" calcext:value-type="float">
            <text:p>11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5]/[.D275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096" calcext:value-type="float">
            <text:p>1096</text:p>
          </table:table-cell>
          <table:table-cell/>
          <table:table-cell table:formula="of:=[.A276]+[.$C$1]" office:value-type="float" office:value="1131" calcext:value-type="float">
            <text:p>11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6]/[.D276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  <table:table-cell table:formula="of:=[.A277]+[.$C$1]" office:value-type="float" office:value="1135" calcext:value-type="float">
            <text:p>11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7]/[.D277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104" calcext:value-type="float">
            <text:p>1104</text:p>
          </table:table-cell>
          <table:table-cell/>
          <table:table-cell table:formula="of:=[.A278]+[.$C$1]" office:value-type="float" office:value="1139" calcext:value-type="float">
            <text:p>11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8]/[.D278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108" calcext:value-type="float">
            <text:p>1108</text:p>
          </table:table-cell>
          <table:table-cell/>
          <table:table-cell table:formula="of:=[.A279]+[.$C$1]" office:value-type="float" office:value="1143" calcext:value-type="float">
            <text:p>11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9]/[.D279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112" calcext:value-type="float">
            <text:p>1112</text:p>
          </table:table-cell>
          <table:table-cell/>
          <table:table-cell table:formula="of:=[.A280]+[.$C$1]" office:value-type="float" office:value="1147" calcext:value-type="float">
            <text:p>11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0]/[.D280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116" calcext:value-type="float">
            <text:p>1116</text:p>
          </table:table-cell>
          <table:table-cell/>
          <table:table-cell table:formula="of:=[.A281]+[.$C$1]" office:value-type="float" office:value="1151" calcext:value-type="float">
            <text:p>11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1]/[.D281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120" calcext:value-type="float">
            <text:p>1120</text:p>
          </table:table-cell>
          <table:table-cell/>
          <table:table-cell table:formula="of:=[.A282]+[.$C$1]" office:value-type="float" office:value="1155" calcext:value-type="float">
            <text:p>11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2]/[.D282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124" calcext:value-type="float">
            <text:p>1124</text:p>
          </table:table-cell>
          <table:table-cell/>
          <table:table-cell table:formula="of:=[.A283]+[.$C$1]" office:value-type="float" office:value="1159" calcext:value-type="float">
            <text:p>11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3]/[.D283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/>
          <table:table-cell table:formula="of:=[.A284]+[.$C$1]" office:value-type="float" office:value="1163" calcext:value-type="float">
            <text:p>11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4]/[.D284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132" calcext:value-type="float">
            <text:p>1132</text:p>
          </table:table-cell>
          <table:table-cell/>
          <table:table-cell table:formula="of:=[.A285]+[.$C$1]" office:value-type="float" office:value="1167" calcext:value-type="float">
            <text:p>11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5]/[.D285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136" calcext:value-type="float">
            <text:p>1136</text:p>
          </table:table-cell>
          <table:table-cell/>
          <table:table-cell table:formula="of:=[.A286]+[.$C$1]" office:value-type="float" office:value="1171" calcext:value-type="float">
            <text:p>11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6]/[.D286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140" calcext:value-type="float">
            <text:p>1140</text:p>
          </table:table-cell>
          <table:table-cell/>
          <table:table-cell table:formula="of:=[.A287]+[.$C$1]" office:value-type="float" office:value="1175" calcext:value-type="float">
            <text:p>11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7]/[.D287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144" calcext:value-type="float">
            <text:p>1144</text:p>
          </table:table-cell>
          <table:table-cell/>
          <table:table-cell table:formula="of:=[.A288]+[.$C$1]" office:value-type="float" office:value="1179" calcext:value-type="float">
            <text:p>11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8]/[.D288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/>
          <table:table-cell table:formula="of:=[.A289]+[.$C$1]" office:value-type="float" office:value="1183" calcext:value-type="float">
            <text:p>11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9]/[.D289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152" calcext:value-type="float">
            <text:p>1152</text:p>
          </table:table-cell>
          <table:table-cell/>
          <table:table-cell table:formula="of:=[.A290]+[.$C$1]" office:value-type="float" office:value="1187" calcext:value-type="float">
            <text:p>11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0]/[.D290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156" calcext:value-type="float">
            <text:p>1156</text:p>
          </table:table-cell>
          <table:table-cell/>
          <table:table-cell table:formula="of:=[.A291]+[.$C$1]" office:value-type="float" office:value="1191" calcext:value-type="float">
            <text:p>11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1]/[.D291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160" calcext:value-type="float">
            <text:p>1160</text:p>
          </table:table-cell>
          <table:table-cell/>
          <table:table-cell table:formula="of:=[.A292]+[.$C$1]" office:value-type="float" office:value="1195" calcext:value-type="float">
            <text:p>11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2]/[.D292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164" calcext:value-type="float">
            <text:p>1164</text:p>
          </table:table-cell>
          <table:table-cell/>
          <table:table-cell table:formula="of:=[.A293]+[.$C$1]" office:value-type="float" office:value="1199" calcext:value-type="float">
            <text:p>11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3]/[.D293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168" calcext:value-type="float">
            <text:p>1168</text:p>
          </table:table-cell>
          <table:table-cell/>
          <table:table-cell table:formula="of:=[.A294]+[.$C$1]" office:value-type="float" office:value="1203" calcext:value-type="float">
            <text:p>12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4]/[.D294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172" calcext:value-type="float">
            <text:p>1172</text:p>
          </table:table-cell>
          <table:table-cell/>
          <table:table-cell table:formula="of:=[.A295]+[.$C$1]" office:value-type="float" office:value="1207" calcext:value-type="float">
            <text:p>12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5]/[.D295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176" calcext:value-type="float">
            <text:p>1176</text:p>
          </table:table-cell>
          <table:table-cell/>
          <table:table-cell table:formula="of:=[.A296]+[.$C$1]" office:value-type="float" office:value="1211" calcext:value-type="float">
            <text:p>12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6]/[.D296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180" calcext:value-type="float">
            <text:p>1180</text:p>
          </table:table-cell>
          <table:table-cell/>
          <table:table-cell table:formula="of:=[.A297]+[.$C$1]" office:value-type="float" office:value="1215" calcext:value-type="float">
            <text:p>12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7]/[.D297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184" calcext:value-type="float">
            <text:p>1184</text:p>
          </table:table-cell>
          <table:table-cell/>
          <table:table-cell table:formula="of:=[.A298]+[.$C$1]" office:value-type="float" office:value="1219" calcext:value-type="float">
            <text:p>12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8]/[.D298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188" calcext:value-type="float">
            <text:p>1188</text:p>
          </table:table-cell>
          <table:table-cell/>
          <table:table-cell table:formula="of:=[.A299]+[.$C$1]" office:value-type="float" office:value="1223" calcext:value-type="float">
            <text:p>12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9]/[.D299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192" calcext:value-type="float">
            <text:p>1192</text:p>
          </table:table-cell>
          <table:table-cell/>
          <table:table-cell table:formula="of:=[.A300]+[.$C$1]" office:value-type="float" office:value="1227" calcext:value-type="float">
            <text:p>12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0]/[.D300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196" calcext:value-type="float">
            <text:p>1196</text:p>
          </table:table-cell>
          <table:table-cell/>
          <table:table-cell table:formula="of:=[.A301]+[.$C$1]" office:value-type="float" office:value="1231" calcext:value-type="float">
            <text:p>12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1]/[.D301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table:formula="of:=[.A302]+[.$C$1]" office:value-type="float" office:value="1235" calcext:value-type="float">
            <text:p>12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2]/[.D302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204" calcext:value-type="float">
            <text:p>1204</text:p>
          </table:table-cell>
          <table:table-cell/>
          <table:table-cell table:formula="of:=[.A303]+[.$C$1]" office:value-type="float" office:value="1239" calcext:value-type="float">
            <text:p>12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3]/[.D303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208" calcext:value-type="float">
            <text:p>1208</text:p>
          </table:table-cell>
          <table:table-cell/>
          <table:table-cell table:formula="of:=[.A304]+[.$C$1]" office:value-type="float" office:value="1243" calcext:value-type="float">
            <text:p>12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4]/[.D304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table:formula="of:=[.A305]+[.$C$1]" office:value-type="float" office:value="1247" calcext:value-type="float">
            <text:p>12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5]/[.D305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216" calcext:value-type="float">
            <text:p>1216</text:p>
          </table:table-cell>
          <table:table-cell/>
          <table:table-cell table:formula="of:=[.A306]+[.$C$1]" office:value-type="float" office:value="1251" calcext:value-type="float">
            <text:p>12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6]/[.D306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220" calcext:value-type="float">
            <text:p>1220</text:p>
          </table:table-cell>
          <table:table-cell/>
          <table:table-cell table:formula="of:=[.A307]+[.$C$1]" office:value-type="float" office:value="1255" calcext:value-type="float">
            <text:p>12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7]/[.D307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224" calcext:value-type="float">
            <text:p>1224</text:p>
          </table:table-cell>
          <table:table-cell/>
          <table:table-cell table:formula="of:=[.A308]+[.$C$1]" office:value-type="float" office:value="1259" calcext:value-type="float">
            <text:p>12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8]/[.D308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228" calcext:value-type="float">
            <text:p>1228</text:p>
          </table:table-cell>
          <table:table-cell/>
          <table:table-cell table:formula="of:=[.A309]+[.$C$1]" office:value-type="float" office:value="1263" calcext:value-type="float">
            <text:p>12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9]/[.D309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32" calcext:value-type="float">
            <text:p>1232</text:p>
          </table:table-cell>
          <table:table-cell/>
          <table:table-cell table:formula="of:=[.A310]+[.$C$1]" office:value-type="float" office:value="1267" calcext:value-type="float">
            <text:p>12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0]/[.D310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36" calcext:value-type="float">
            <text:p>1236</text:p>
          </table:table-cell>
          <table:table-cell/>
          <table:table-cell table:formula="of:=[.A311]+[.$C$1]" office:value-type="float" office:value="1271" calcext:value-type="float">
            <text:p>12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1]/[.D311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40" calcext:value-type="float">
            <text:p>1240</text:p>
          </table:table-cell>
          <table:table-cell/>
          <table:table-cell table:formula="of:=[.A312]+[.$C$1]" office:value-type="float" office:value="1275" calcext:value-type="float">
            <text:p>12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2]/[.D312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44" calcext:value-type="float">
            <text:p>1244</text:p>
          </table:table-cell>
          <table:table-cell/>
          <table:table-cell table:formula="of:=[.A313]+[.$C$1]" office:value-type="float" office:value="1279" calcext:value-type="float">
            <text:p>12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3]/[.D313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48" calcext:value-type="float">
            <text:p>1248</text:p>
          </table:table-cell>
          <table:table-cell/>
          <table:table-cell table:formula="of:=[.A314]+[.$C$1]" office:value-type="float" office:value="1283" calcext:value-type="float">
            <text:p>12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4]/[.D314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/>
          <table:table-cell table:formula="of:=[.A315]+[.$C$1]" office:value-type="float" office:value="1287" calcext:value-type="float">
            <text:p>12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5]/[.D31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56" calcext:value-type="float">
            <text:p>1256</text:p>
          </table:table-cell>
          <table:table-cell/>
          <table:table-cell table:formula="of:=[.A316]+[.$C$1]" office:value-type="float" office:value="1291" calcext:value-type="float">
            <text:p>12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6]/[.D316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60" calcext:value-type="float">
            <text:p>1260</text:p>
          </table:table-cell>
          <table:table-cell/>
          <table:table-cell table:formula="of:=[.A317]+[.$C$1]" office:value-type="float" office:value="1295" calcext:value-type="float">
            <text:p>12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7]/[.D317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64" calcext:value-type="float">
            <text:p>1264</text:p>
          </table:table-cell>
          <table:table-cell/>
          <table:table-cell table:formula="of:=[.A318]+[.$C$1]" office:value-type="float" office:value="1299" calcext:value-type="float">
            <text:p>12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8]/[.D318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68" calcext:value-type="float">
            <text:p>1268</text:p>
          </table:table-cell>
          <table:table-cell/>
          <table:table-cell table:formula="of:=[.A319]+[.$C$1]" office:value-type="float" office:value="1303" calcext:value-type="float">
            <text:p>13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9]/[.D319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72" calcext:value-type="float">
            <text:p>1272</text:p>
          </table:table-cell>
          <table:table-cell/>
          <table:table-cell table:formula="of:=[.A320]+[.$C$1]" office:value-type="float" office:value="1307" calcext:value-type="float">
            <text:p>13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0]/[.D320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76" calcext:value-type="float">
            <text:p>1276</text:p>
          </table:table-cell>
          <table:table-cell/>
          <table:table-cell table:formula="of:=[.A321]+[.$C$1]" office:value-type="float" office:value="1311" calcext:value-type="float">
            <text:p>13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1]/[.D321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80" calcext:value-type="float">
            <text:p>1280</text:p>
          </table:table-cell>
          <table:table-cell/>
          <table:table-cell table:formula="of:=[.A322]+[.$C$1]" office:value-type="float" office:value="1315" calcext:value-type="float">
            <text:p>13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2]/[.D322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84" calcext:value-type="float">
            <text:p>1284</text:p>
          </table:table-cell>
          <table:table-cell/>
          <table:table-cell table:formula="of:=[.A323]+[.$C$1]" office:value-type="float" office:value="1319" calcext:value-type="float">
            <text:p>13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3]/[.D323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88" calcext:value-type="float">
            <text:p>1288</text:p>
          </table:table-cell>
          <table:table-cell/>
          <table:table-cell table:formula="of:=[.A324]+[.$C$1]" office:value-type="float" office:value="1323" calcext:value-type="float">
            <text:p>13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4]/[.D324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92" calcext:value-type="float">
            <text:p>1292</text:p>
          </table:table-cell>
          <table:table-cell/>
          <table:table-cell table:formula="of:=[.A325]+[.$C$1]" office:value-type="float" office:value="1327" calcext:value-type="float">
            <text:p>13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5]/[.D32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296" calcext:value-type="float">
            <text:p>1296</text:p>
          </table:table-cell>
          <table:table-cell/>
          <table:table-cell table:formula="of:=[.A326]+[.$C$1]" office:value-type="float" office:value="1331" calcext:value-type="float">
            <text:p>13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6]/[.D326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  <table:table-cell table:formula="of:=[.A327]+[.$C$1]" office:value-type="float" office:value="1335" calcext:value-type="float">
            <text:p>13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7]/[.D327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304" calcext:value-type="float">
            <text:p>1304</text:p>
          </table:table-cell>
          <table:table-cell/>
          <table:table-cell table:formula="of:=[.A328]+[.$C$1]" office:value-type="float" office:value="1339" calcext:value-type="float">
            <text:p>13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8]/[.D328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308" calcext:value-type="float">
            <text:p>1308</text:p>
          </table:table-cell>
          <table:table-cell/>
          <table:table-cell table:formula="of:=[.A329]+[.$C$1]" office:value-type="float" office:value="1343" calcext:value-type="float">
            <text:p>13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9]/[.D329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/>
          <table:table-cell table:formula="of:=[.A330]+[.$C$1]" office:value-type="float" office:value="1347" calcext:value-type="float">
            <text:p>13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0]/[.D330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16" calcext:value-type="float">
            <text:p>1316</text:p>
          </table:table-cell>
          <table:table-cell/>
          <table:table-cell table:formula="of:=[.A331]+[.$C$1]" office:value-type="float" office:value="1351" calcext:value-type="float">
            <text:p>13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1]/[.D331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20" calcext:value-type="float">
            <text:p>1320</text:p>
          </table:table-cell>
          <table:table-cell/>
          <table:table-cell table:formula="of:=[.A332]+[.$C$1]" office:value-type="float" office:value="1355" calcext:value-type="float">
            <text:p>13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2]/[.D332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24" calcext:value-type="float">
            <text:p>1324</text:p>
          </table:table-cell>
          <table:table-cell/>
          <table:table-cell table:formula="of:=[.A333]+[.$C$1]" office:value-type="float" office:value="1359" calcext:value-type="float">
            <text:p>13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3]/[.D333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28" calcext:value-type="float">
            <text:p>1328</text:p>
          </table:table-cell>
          <table:table-cell/>
          <table:table-cell table:formula="of:=[.A334]+[.$C$1]" office:value-type="float" office:value="1363" calcext:value-type="float">
            <text:p>13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4]/[.D334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32" calcext:value-type="float">
            <text:p>1332</text:p>
          </table:table-cell>
          <table:table-cell/>
          <table:table-cell table:formula="of:=[.A335]+[.$C$1]" office:value-type="float" office:value="1367" calcext:value-type="float">
            <text:p>13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5]/[.D335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36" calcext:value-type="float">
            <text:p>1336</text:p>
          </table:table-cell>
          <table:table-cell/>
          <table:table-cell table:formula="of:=[.A336]+[.$C$1]" office:value-type="float" office:value="1371" calcext:value-type="float">
            <text:p>13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6]/[.D336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40" calcext:value-type="float">
            <text:p>1340</text:p>
          </table:table-cell>
          <table:table-cell/>
          <table:table-cell table:formula="of:=[.A337]+[.$C$1]" office:value-type="float" office:value="1375" calcext:value-type="float">
            <text:p>13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7]/[.D337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44" calcext:value-type="float">
            <text:p>1344</text:p>
          </table:table-cell>
          <table:table-cell/>
          <table:table-cell table:formula="of:=[.A338]+[.$C$1]" office:value-type="float" office:value="1379" calcext:value-type="float">
            <text:p>13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8]/[.D338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48" calcext:value-type="float">
            <text:p>1348</text:p>
          </table:table-cell>
          <table:table-cell/>
          <table:table-cell table:formula="of:=[.A339]+[.$C$1]" office:value-type="float" office:value="1383" calcext:value-type="float">
            <text:p>13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9]/[.D339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52" calcext:value-type="float">
            <text:p>1352</text:p>
          </table:table-cell>
          <table:table-cell/>
          <table:table-cell table:formula="of:=[.A340]+[.$C$1]" office:value-type="float" office:value="1387" calcext:value-type="float">
            <text:p>13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0]/[.D340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56" calcext:value-type="float">
            <text:p>1356</text:p>
          </table:table-cell>
          <table:table-cell/>
          <table:table-cell table:formula="of:=[.A341]+[.$C$1]" office:value-type="float" office:value="1391" calcext:value-type="float">
            <text:p>13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1]/[.D341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60" calcext:value-type="float">
            <text:p>1360</text:p>
          </table:table-cell>
          <table:table-cell/>
          <table:table-cell table:formula="of:=[.A342]+[.$C$1]" office:value-type="float" office:value="1395" calcext:value-type="float">
            <text:p>13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2]/[.D342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64" calcext:value-type="float">
            <text:p>1364</text:p>
          </table:table-cell>
          <table:table-cell/>
          <table:table-cell table:formula="of:=[.A343]+[.$C$1]" office:value-type="float" office:value="1399" calcext:value-type="float">
            <text:p>13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3]/[.D343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68" calcext:value-type="float">
            <text:p>1368</text:p>
          </table:table-cell>
          <table:table-cell/>
          <table:table-cell table:formula="of:=[.A344]+[.$C$1]" office:value-type="float" office:value="1403" calcext:value-type="float">
            <text:p>14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4]/[.D344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72" calcext:value-type="float">
            <text:p>1372</text:p>
          </table:table-cell>
          <table:table-cell/>
          <table:table-cell table:formula="of:=[.A345]+[.$C$1]" office:value-type="float" office:value="1407" calcext:value-type="float">
            <text:p>14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5]/[.D345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76" calcext:value-type="float">
            <text:p>1376</text:p>
          </table:table-cell>
          <table:table-cell/>
          <table:table-cell table:formula="of:=[.A346]+[.$C$1]" office:value-type="float" office:value="1411" calcext:value-type="float">
            <text:p>14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6]/[.D346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80" calcext:value-type="float">
            <text:p>1380</text:p>
          </table:table-cell>
          <table:table-cell/>
          <table:table-cell table:formula="of:=[.A347]+[.$C$1]" office:value-type="float" office:value="1415" calcext:value-type="float">
            <text:p>14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7]/[.D347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384" calcext:value-type="float">
            <text:p>1384</text:p>
          </table:table-cell>
          <table:table-cell/>
          <table:table-cell table:formula="of:=[.A348]+[.$C$1]" office:value-type="float" office:value="1419" calcext:value-type="float">
            <text:p>14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8]/[.D348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388" calcext:value-type="float">
            <text:p>1388</text:p>
          </table:table-cell>
          <table:table-cell/>
          <table:table-cell table:formula="of:=[.A349]+[.$C$1]" office:value-type="float" office:value="1423" calcext:value-type="float">
            <text:p>14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9]/[.D349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392" calcext:value-type="float">
            <text:p>1392</text:p>
          </table:table-cell>
          <table:table-cell/>
          <table:table-cell table:formula="of:=[.A350]+[.$C$1]" office:value-type="float" office:value="1427" calcext:value-type="float">
            <text:p>14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0]/[.D350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396" calcext:value-type="float">
            <text:p>1396</text:p>
          </table:table-cell>
          <table:table-cell/>
          <table:table-cell table:formula="of:=[.A351]+[.$C$1]" office:value-type="float" office:value="1431" calcext:value-type="float">
            <text:p>14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1]/[.D351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  <table:table-cell table:formula="of:=[.A352]+[.$C$1]" office:value-type="float" office:value="1435" calcext:value-type="float">
            <text:p>14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2]/[.D352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04" calcext:value-type="float">
            <text:p>1404</text:p>
          </table:table-cell>
          <table:table-cell/>
          <table:table-cell table:formula="of:=[.A353]+[.$C$1]" office:value-type="float" office:value="1439" calcext:value-type="float">
            <text:p>14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3]/[.D353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08" calcext:value-type="float">
            <text:p>1408</text:p>
          </table:table-cell>
          <table:table-cell/>
          <table:table-cell table:formula="of:=[.A354]+[.$C$1]" office:value-type="float" office:value="1443" calcext:value-type="float">
            <text:p>14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4]/[.D354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12" calcext:value-type="float">
            <text:p>1412</text:p>
          </table:table-cell>
          <table:table-cell/>
          <table:table-cell table:formula="of:=[.A355]+[.$C$1]" office:value-type="float" office:value="1447" calcext:value-type="float">
            <text:p>14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5]/[.D355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16" calcext:value-type="float">
            <text:p>1416</text:p>
          </table:table-cell>
          <table:table-cell/>
          <table:table-cell table:formula="of:=[.A356]+[.$C$1]" office:value-type="float" office:value="1451" calcext:value-type="float">
            <text:p>14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6]/[.D356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20" calcext:value-type="float">
            <text:p>1420</text:p>
          </table:table-cell>
          <table:table-cell/>
          <table:table-cell table:formula="of:=[.A357]+[.$C$1]" office:value-type="float" office:value="1455" calcext:value-type="float">
            <text:p>14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7]/[.D357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24" calcext:value-type="float">
            <text:p>1424</text:p>
          </table:table-cell>
          <table:table-cell/>
          <table:table-cell table:formula="of:=[.A358]+[.$C$1]" office:value-type="float" office:value="1459" calcext:value-type="float">
            <text:p>14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8]/[.D358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28" calcext:value-type="float">
            <text:p>1428</text:p>
          </table:table-cell>
          <table:table-cell/>
          <table:table-cell table:formula="of:=[.A359]+[.$C$1]" office:value-type="float" office:value="1463" calcext:value-type="float">
            <text:p>14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9]/[.D359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32" calcext:value-type="float">
            <text:p>1432</text:p>
          </table:table-cell>
          <table:table-cell/>
          <table:table-cell table:formula="of:=[.A360]+[.$C$1]" office:value-type="float" office:value="1467" calcext:value-type="float">
            <text:p>14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0]/[.D360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36" calcext:value-type="float">
            <text:p>1436</text:p>
          </table:table-cell>
          <table:table-cell/>
          <table:table-cell table:formula="of:=[.A361]+[.$C$1]" office:value-type="float" office:value="1471" calcext:value-type="float">
            <text:p>14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1]/[.D361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40" calcext:value-type="float">
            <text:p>1440</text:p>
          </table:table-cell>
          <table:table-cell/>
          <table:table-cell table:formula="of:=[.A362]+[.$C$1]" office:value-type="float" office:value="1475" calcext:value-type="float">
            <text:p>14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2]/[.D362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44" calcext:value-type="float">
            <text:p>1444</text:p>
          </table:table-cell>
          <table:table-cell/>
          <table:table-cell table:formula="of:=[.A363]+[.$C$1]" office:value-type="float" office:value="1479" calcext:value-type="float">
            <text:p>14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3]/[.D363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48" calcext:value-type="float">
            <text:p>1448</text:p>
          </table:table-cell>
          <table:table-cell/>
          <table:table-cell table:formula="of:=[.A364]+[.$C$1]" office:value-type="float" office:value="1483" calcext:value-type="float">
            <text:p>14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4]/[.D364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52" calcext:value-type="float">
            <text:p>1452</text:p>
          </table:table-cell>
          <table:table-cell/>
          <table:table-cell table:formula="of:=[.A365]+[.$C$1]" office:value-type="float" office:value="1487" calcext:value-type="float">
            <text:p>14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5]/[.D365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56" calcext:value-type="float">
            <text:p>1456</text:p>
          </table:table-cell>
          <table:table-cell/>
          <table:table-cell table:formula="of:=[.A366]+[.$C$1]" office:value-type="float" office:value="1491" calcext:value-type="float">
            <text:p>14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6]/[.D366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60" calcext:value-type="float">
            <text:p>1460</text:p>
          </table:table-cell>
          <table:table-cell/>
          <table:table-cell table:formula="of:=[.A367]+[.$C$1]" office:value-type="float" office:value="1495" calcext:value-type="float">
            <text:p>14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7]/[.D367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464" calcext:value-type="float">
            <text:p>1464</text:p>
          </table:table-cell>
          <table:table-cell/>
          <table:table-cell table:formula="of:=[.A368]+[.$C$1]" office:value-type="float" office:value="1499" calcext:value-type="float">
            <text:p>14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8]/[.D368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468" calcext:value-type="float">
            <text:p>1468</text:p>
          </table:table-cell>
          <table:table-cell/>
          <table:table-cell table:formula="of:=[.A369]+[.$C$1]" office:value-type="float" office:value="1503" calcext:value-type="float">
            <text:p>15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9]/[.D369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472" calcext:value-type="float">
            <text:p>1472</text:p>
          </table:table-cell>
          <table:table-cell/>
          <table:table-cell table:formula="of:=[.A370]+[.$C$1]" office:value-type="float" office:value="1507" calcext:value-type="float">
            <text:p>15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0]/[.D370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476" calcext:value-type="float">
            <text:p>1476</text:p>
          </table:table-cell>
          <table:table-cell/>
          <table:table-cell table:formula="of:=[.A371]+[.$C$1]" office:value-type="float" office:value="1511" calcext:value-type="float">
            <text:p>15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1]/[.D371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480" calcext:value-type="float">
            <text:p>1480</text:p>
          </table:table-cell>
          <table:table-cell/>
          <table:table-cell table:formula="of:=[.A372]+[.$C$1]" office:value-type="float" office:value="1515" calcext:value-type="float">
            <text:p>15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2]/[.D372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484" calcext:value-type="float">
            <text:p>1484</text:p>
          </table:table-cell>
          <table:table-cell/>
          <table:table-cell table:formula="of:=[.A373]+[.$C$1]" office:value-type="float" office:value="1519" calcext:value-type="float">
            <text:p>15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3]/[.D373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488" calcext:value-type="float">
            <text:p>1488</text:p>
          </table:table-cell>
          <table:table-cell/>
          <table:table-cell table:formula="of:=[.A374]+[.$C$1]" office:value-type="float" office:value="1523" calcext:value-type="float">
            <text:p>15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4]/[.D374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492" calcext:value-type="float">
            <text:p>1492</text:p>
          </table:table-cell>
          <table:table-cell/>
          <table:table-cell table:formula="of:=[.A375]+[.$C$1]" office:value-type="float" office:value="1527" calcext:value-type="float">
            <text:p>15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5]/[.D375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496" calcext:value-type="float">
            <text:p>1496</text:p>
          </table:table-cell>
          <table:table-cell/>
          <table:table-cell table:formula="of:=[.A376]+[.$C$1]" office:value-type="float" office:value="1531" calcext:value-type="float">
            <text:p>15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6]/[.D376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500" calcext:value-type="float">
            <text:p>1500</text:p>
          </table:table-cell>
          <table:table-cell/>
          <table:table-cell table:formula="of:=[.A377]+[.$C$1]" office:value-type="float" office:value="1535" calcext:value-type="float">
            <text:p>15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7]/[.D377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504" calcext:value-type="float">
            <text:p>1504</text:p>
          </table:table-cell>
          <table:table-cell/>
          <table:table-cell table:formula="of:=[.A378]+[.$C$1]" office:value-type="float" office:value="1539" calcext:value-type="float">
            <text:p>15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8]/[.D378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508" calcext:value-type="float">
            <text:p>1508</text:p>
          </table:table-cell>
          <table:table-cell/>
          <table:table-cell table:formula="of:=[.A379]+[.$C$1]" office:value-type="float" office:value="1543" calcext:value-type="float">
            <text:p>15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9]/[.D379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512" calcext:value-type="float">
            <text:p>1512</text:p>
          </table:table-cell>
          <table:table-cell/>
          <table:table-cell table:formula="of:=[.A380]+[.$C$1]" office:value-type="float" office:value="1547" calcext:value-type="float">
            <text:p>15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0]/[.D380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516" calcext:value-type="float">
            <text:p>1516</text:p>
          </table:table-cell>
          <table:table-cell/>
          <table:table-cell table:formula="of:=[.A381]+[.$C$1]" office:value-type="float" office:value="1551" calcext:value-type="float">
            <text:p>15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1]/[.D381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520" calcext:value-type="float">
            <text:p>1520</text:p>
          </table:table-cell>
          <table:table-cell/>
          <table:table-cell table:formula="of:=[.A382]+[.$C$1]" office:value-type="float" office:value="1555" calcext:value-type="float">
            <text:p>15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2]/[.D382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524" calcext:value-type="float">
            <text:p>1524</text:p>
          </table:table-cell>
          <table:table-cell/>
          <table:table-cell table:formula="of:=[.A383]+[.$C$1]" office:value-type="float" office:value="1559" calcext:value-type="float">
            <text:p>15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3]/[.D383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528" calcext:value-type="float">
            <text:p>1528</text:p>
          </table:table-cell>
          <table:table-cell/>
          <table:table-cell table:formula="of:=[.A384]+[.$C$1]" office:value-type="float" office:value="1563" calcext:value-type="float">
            <text:p>15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4]/[.D384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532" calcext:value-type="float">
            <text:p>1532</text:p>
          </table:table-cell>
          <table:table-cell/>
          <table:table-cell table:formula="of:=[.A385]+[.$C$1]" office:value-type="float" office:value="1567" calcext:value-type="float">
            <text:p>15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5]/[.D385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536" calcext:value-type="float">
            <text:p>1536</text:p>
          </table:table-cell>
          <table:table-cell/>
          <table:table-cell table:formula="of:=[.A386]+[.$C$1]" office:value-type="float" office:value="1571" calcext:value-type="float">
            <text:p>15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6]/[.D386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540" calcext:value-type="float">
            <text:p>1540</text:p>
          </table:table-cell>
          <table:table-cell/>
          <table:table-cell table:formula="of:=[.A387]+[.$C$1]" office:value-type="float" office:value="1575" calcext:value-type="float">
            <text:p>15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7]/[.D387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544" calcext:value-type="float">
            <text:p>1544</text:p>
          </table:table-cell>
          <table:table-cell/>
          <table:table-cell table:formula="of:=[.A388]+[.$C$1]" office:value-type="float" office:value="1579" calcext:value-type="float">
            <text:p>15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8]/[.D388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548" calcext:value-type="float">
            <text:p>1548</text:p>
          </table:table-cell>
          <table:table-cell/>
          <table:table-cell table:formula="of:=[.A389]+[.$C$1]" office:value-type="float" office:value="1583" calcext:value-type="float">
            <text:p>15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9]/[.D389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552" calcext:value-type="float">
            <text:p>1552</text:p>
          </table:table-cell>
          <table:table-cell/>
          <table:table-cell table:formula="of:=[.A390]+[.$C$1]" office:value-type="float" office:value="1587" calcext:value-type="float">
            <text:p>15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0]/[.D390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556" calcext:value-type="float">
            <text:p>1556</text:p>
          </table:table-cell>
          <table:table-cell/>
          <table:table-cell table:formula="of:=[.A391]+[.$C$1]" office:value-type="float" office:value="1591" calcext:value-type="float">
            <text:p>15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1]/[.D391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560" calcext:value-type="float">
            <text:p>1560</text:p>
          </table:table-cell>
          <table:table-cell/>
          <table:table-cell table:formula="of:=[.A392]+[.$C$1]" office:value-type="float" office:value="1595" calcext:value-type="float">
            <text:p>15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2]/[.D392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564" calcext:value-type="float">
            <text:p>1564</text:p>
          </table:table-cell>
          <table:table-cell/>
          <table:table-cell table:formula="of:=[.A393]+[.$C$1]" office:value-type="float" office:value="1599" calcext:value-type="float">
            <text:p>15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3]/[.D393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568" calcext:value-type="float">
            <text:p>1568</text:p>
          </table:table-cell>
          <table:table-cell/>
          <table:table-cell table:formula="of:=[.A394]+[.$C$1]" office:value-type="float" office:value="1603" calcext:value-type="float">
            <text:p>16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4]/[.D394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572" calcext:value-type="float">
            <text:p>1572</text:p>
          </table:table-cell>
          <table:table-cell/>
          <table:table-cell table:formula="of:=[.A395]+[.$C$1]" office:value-type="float" office:value="1607" calcext:value-type="float">
            <text:p>16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5]/[.D395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576" calcext:value-type="float">
            <text:p>1576</text:p>
          </table:table-cell>
          <table:table-cell/>
          <table:table-cell table:formula="of:=[.A396]+[.$C$1]" office:value-type="float" office:value="1611" calcext:value-type="float">
            <text:p>16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6]/[.D396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580" calcext:value-type="float">
            <text:p>1580</text:p>
          </table:table-cell>
          <table:table-cell/>
          <table:table-cell table:formula="of:=[.A397]+[.$C$1]" office:value-type="float" office:value="1615" calcext:value-type="float">
            <text:p>16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7]/[.D397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584" calcext:value-type="float">
            <text:p>1584</text:p>
          </table:table-cell>
          <table:table-cell/>
          <table:table-cell table:formula="of:=[.A398]+[.$C$1]" office:value-type="float" office:value="1619" calcext:value-type="float">
            <text:p>16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8]/[.D398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588" calcext:value-type="float">
            <text:p>1588</text:p>
          </table:table-cell>
          <table:table-cell/>
          <table:table-cell table:formula="of:=[.A399]+[.$C$1]" office:value-type="float" office:value="1623" calcext:value-type="float">
            <text:p>16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9]/[.D399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592" calcext:value-type="float">
            <text:p>1592</text:p>
          </table:table-cell>
          <table:table-cell/>
          <table:table-cell table:formula="of:=[.A400]+[.$C$1]" office:value-type="float" office:value="1627" calcext:value-type="float">
            <text:p>16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0]/[.D400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596" calcext:value-type="float">
            <text:p>1596</text:p>
          </table:table-cell>
          <table:table-cell/>
          <table:table-cell table:formula="of:=[.A401]+[.$C$1]" office:value-type="float" office:value="1631" calcext:value-type="float">
            <text:p>16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1]/[.D401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600" calcext:value-type="float">
            <text:p>1600</text:p>
          </table:table-cell>
          <table:table-cell/>
          <table:table-cell table:formula="of:=[.A402]+[.$C$1]" office:value-type="float" office:value="1635" calcext:value-type="float">
            <text:p>16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2]/[.D402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604" calcext:value-type="float">
            <text:p>1604</text:p>
          </table:table-cell>
          <table:table-cell/>
          <table:table-cell table:formula="of:=[.A403]+[.$C$1]" office:value-type="float" office:value="1639" calcext:value-type="float">
            <text:p>16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3]/[.D403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608" calcext:value-type="float">
            <text:p>1608</text:p>
          </table:table-cell>
          <table:table-cell/>
          <table:table-cell table:formula="of:=[.A404]+[.$C$1]" office:value-type="float" office:value="1643" calcext:value-type="float">
            <text:p>16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4]/[.D404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612" calcext:value-type="float">
            <text:p>1612</text:p>
          </table:table-cell>
          <table:table-cell/>
          <table:table-cell table:formula="of:=[.A405]+[.$C$1]" office:value-type="float" office:value="1647" calcext:value-type="float">
            <text:p>16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5]/[.D405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616" calcext:value-type="float">
            <text:p>1616</text:p>
          </table:table-cell>
          <table:table-cell/>
          <table:table-cell table:formula="of:=[.A406]+[.$C$1]" office:value-type="float" office:value="1651" calcext:value-type="float">
            <text:p>16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6]/[.D406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620" calcext:value-type="float">
            <text:p>1620</text:p>
          </table:table-cell>
          <table:table-cell/>
          <table:table-cell table:formula="of:=[.A407]+[.$C$1]" office:value-type="float" office:value="1655" calcext:value-type="float">
            <text:p>16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7]/[.D407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24" calcext:value-type="float">
            <text:p>1624</text:p>
          </table:table-cell>
          <table:table-cell/>
          <table:table-cell table:formula="of:=[.A408]+[.$C$1]" office:value-type="float" office:value="1659" calcext:value-type="float">
            <text:p>16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8]/[.D408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28" calcext:value-type="float">
            <text:p>1628</text:p>
          </table:table-cell>
          <table:table-cell/>
          <table:table-cell table:formula="of:=[.A409]+[.$C$1]" office:value-type="float" office:value="1663" calcext:value-type="float">
            <text:p>16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9]/[.D409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32" calcext:value-type="float">
            <text:p>1632</text:p>
          </table:table-cell>
          <table:table-cell/>
          <table:table-cell table:formula="of:=[.A410]+[.$C$1]" office:value-type="float" office:value="1667" calcext:value-type="float">
            <text:p>16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0]/[.D410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36" calcext:value-type="float">
            <text:p>1636</text:p>
          </table:table-cell>
          <table:table-cell/>
          <table:table-cell table:formula="of:=[.A411]+[.$C$1]" office:value-type="float" office:value="1671" calcext:value-type="float">
            <text:p>16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1]/[.D411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40" calcext:value-type="float">
            <text:p>1640</text:p>
          </table:table-cell>
          <table:table-cell/>
          <table:table-cell table:formula="of:=[.A412]+[.$C$1]" office:value-type="float" office:value="1675" calcext:value-type="float">
            <text:p>16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2]/[.D412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44" calcext:value-type="float">
            <text:p>1644</text:p>
          </table:table-cell>
          <table:table-cell/>
          <table:table-cell table:formula="of:=[.A413]+[.$C$1]" office:value-type="float" office:value="1679" calcext:value-type="float">
            <text:p>16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3]/[.D413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48" calcext:value-type="float">
            <text:p>1648</text:p>
          </table:table-cell>
          <table:table-cell/>
          <table:table-cell table:formula="of:=[.A414]+[.$C$1]" office:value-type="float" office:value="1683" calcext:value-type="float">
            <text:p>16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4]/[.D414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52" calcext:value-type="float">
            <text:p>1652</text:p>
          </table:table-cell>
          <table:table-cell/>
          <table:table-cell table:formula="of:=[.A415]+[.$C$1]" office:value-type="float" office:value="1687" calcext:value-type="float">
            <text:p>16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5]/[.D415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56" calcext:value-type="float">
            <text:p>1656</text:p>
          </table:table-cell>
          <table:table-cell/>
          <table:table-cell table:formula="of:=[.A416]+[.$C$1]" office:value-type="float" office:value="1691" calcext:value-type="float">
            <text:p>16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6]/[.D416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60" calcext:value-type="float">
            <text:p>1660</text:p>
          </table:table-cell>
          <table:table-cell/>
          <table:table-cell table:formula="of:=[.A417]+[.$C$1]" office:value-type="float" office:value="1695" calcext:value-type="float">
            <text:p>16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7]/[.D417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64" calcext:value-type="float">
            <text:p>1664</text:p>
          </table:table-cell>
          <table:table-cell/>
          <table:table-cell table:formula="of:=[.A418]+[.$C$1]" office:value-type="float" office:value="1699" calcext:value-type="float">
            <text:p>16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8]/[.D418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68" calcext:value-type="float">
            <text:p>1668</text:p>
          </table:table-cell>
          <table:table-cell/>
          <table:table-cell table:formula="of:=[.A419]+[.$C$1]" office:value-type="float" office:value="1703" calcext:value-type="float">
            <text:p>17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9]/[.D419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72" calcext:value-type="float">
            <text:p>1672</text:p>
          </table:table-cell>
          <table:table-cell/>
          <table:table-cell table:formula="of:=[.A420]+[.$C$1]" office:value-type="float" office:value="1707" calcext:value-type="float">
            <text:p>17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0]/[.D420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76" calcext:value-type="float">
            <text:p>1676</text:p>
          </table:table-cell>
          <table:table-cell/>
          <table:table-cell table:formula="of:=[.A421]+[.$C$1]" office:value-type="float" office:value="1711" calcext:value-type="float">
            <text:p>17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1]/[.D421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80" calcext:value-type="float">
            <text:p>1680</text:p>
          </table:table-cell>
          <table:table-cell/>
          <table:table-cell table:formula="of:=[.A422]+[.$C$1]" office:value-type="float" office:value="1715" calcext:value-type="float">
            <text:p>17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2]/[.D422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84" calcext:value-type="float">
            <text:p>1684</text:p>
          </table:table-cell>
          <table:table-cell/>
          <table:table-cell table:formula="of:=[.A423]+[.$C$1]" office:value-type="float" office:value="1719" calcext:value-type="float">
            <text:p>17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3]/[.D423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88" calcext:value-type="float">
            <text:p>1688</text:p>
          </table:table-cell>
          <table:table-cell/>
          <table:table-cell table:formula="of:=[.A424]+[.$C$1]" office:value-type="float" office:value="1723" calcext:value-type="float">
            <text:p>17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4]/[.D424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92" calcext:value-type="float">
            <text:p>1692</text:p>
          </table:table-cell>
          <table:table-cell/>
          <table:table-cell table:formula="of:=[.A425]+[.$C$1]" office:value-type="float" office:value="1727" calcext:value-type="float">
            <text:p>17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5]/[.D425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696" calcext:value-type="float">
            <text:p>1696</text:p>
          </table:table-cell>
          <table:table-cell/>
          <table:table-cell table:formula="of:=[.A426]+[.$C$1]" office:value-type="float" office:value="1731" calcext:value-type="float">
            <text:p>17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6]/[.D426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700" calcext:value-type="float">
            <text:p>1700</text:p>
          </table:table-cell>
          <table:table-cell/>
          <table:table-cell table:formula="of:=[.A427]+[.$C$1]" office:value-type="float" office:value="1735" calcext:value-type="float">
            <text:p>17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7]/[.D427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04" calcext:value-type="float">
            <text:p>1704</text:p>
          </table:table-cell>
          <table:table-cell/>
          <table:table-cell table:formula="of:=[.A428]+[.$C$1]" office:value-type="float" office:value="1739" calcext:value-type="float">
            <text:p>17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8]/[.D428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08" calcext:value-type="float">
            <text:p>1708</text:p>
          </table:table-cell>
          <table:table-cell/>
          <table:table-cell table:formula="of:=[.A429]+[.$C$1]" office:value-type="float" office:value="1743" calcext:value-type="float">
            <text:p>17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9]/[.D429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12" calcext:value-type="float">
            <text:p>1712</text:p>
          </table:table-cell>
          <table:table-cell/>
          <table:table-cell table:formula="of:=[.A430]+[.$C$1]" office:value-type="float" office:value="1747" calcext:value-type="float">
            <text:p>17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0]/[.D430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16" calcext:value-type="float">
            <text:p>1716</text:p>
          </table:table-cell>
          <table:table-cell/>
          <table:table-cell table:formula="of:=[.A431]+[.$C$1]" office:value-type="float" office:value="1751" calcext:value-type="float">
            <text:p>17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1]/[.D431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20" calcext:value-type="float">
            <text:p>1720</text:p>
          </table:table-cell>
          <table:table-cell/>
          <table:table-cell table:formula="of:=[.A432]+[.$C$1]" office:value-type="float" office:value="1755" calcext:value-type="float">
            <text:p>17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2]/[.D432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24" calcext:value-type="float">
            <text:p>1724</text:p>
          </table:table-cell>
          <table:table-cell/>
          <table:table-cell table:formula="of:=[.A433]+[.$C$1]" office:value-type="float" office:value="1759" calcext:value-type="float">
            <text:p>17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3]/[.D433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28" calcext:value-type="float">
            <text:p>1728</text:p>
          </table:table-cell>
          <table:table-cell/>
          <table:table-cell table:formula="of:=[.A434]+[.$C$1]" office:value-type="float" office:value="1763" calcext:value-type="float">
            <text:p>17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4]/[.D434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32" calcext:value-type="float">
            <text:p>1732</text:p>
          </table:table-cell>
          <table:table-cell/>
          <table:table-cell table:formula="of:=[.A435]+[.$C$1]" office:value-type="float" office:value="1767" calcext:value-type="float">
            <text:p>17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5]/[.D435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36" calcext:value-type="float">
            <text:p>1736</text:p>
          </table:table-cell>
          <table:table-cell/>
          <table:table-cell table:formula="of:=[.A436]+[.$C$1]" office:value-type="float" office:value="1771" calcext:value-type="float">
            <text:p>17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6]/[.D436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40" calcext:value-type="float">
            <text:p>1740</text:p>
          </table:table-cell>
          <table:table-cell/>
          <table:table-cell table:formula="of:=[.A437]+[.$C$1]" office:value-type="float" office:value="1775" calcext:value-type="float">
            <text:p>17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7]/[.D437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44" calcext:value-type="float">
            <text:p>1744</text:p>
          </table:table-cell>
          <table:table-cell/>
          <table:table-cell table:formula="of:=[.A438]+[.$C$1]" office:value-type="float" office:value="1779" calcext:value-type="float">
            <text:p>17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8]/[.D438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48" calcext:value-type="float">
            <text:p>1748</text:p>
          </table:table-cell>
          <table:table-cell/>
          <table:table-cell table:formula="of:=[.A439]+[.$C$1]" office:value-type="float" office:value="1783" calcext:value-type="float">
            <text:p>17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9]/[.D439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52" calcext:value-type="float">
            <text:p>1752</text:p>
          </table:table-cell>
          <table:table-cell/>
          <table:table-cell table:formula="of:=[.A440]+[.$C$1]" office:value-type="float" office:value="1787" calcext:value-type="float">
            <text:p>17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0]/[.D440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56" calcext:value-type="float">
            <text:p>1756</text:p>
          </table:table-cell>
          <table:table-cell/>
          <table:table-cell table:formula="of:=[.A441]+[.$C$1]" office:value-type="float" office:value="1791" calcext:value-type="float">
            <text:p>17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1]/[.D441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60" calcext:value-type="float">
            <text:p>1760</text:p>
          </table:table-cell>
          <table:table-cell/>
          <table:table-cell table:formula="of:=[.A442]+[.$C$1]" office:value-type="float" office:value="1795" calcext:value-type="float">
            <text:p>17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2]/[.D442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64" calcext:value-type="float">
            <text:p>1764</text:p>
          </table:table-cell>
          <table:table-cell/>
          <table:table-cell table:formula="of:=[.A443]+[.$C$1]" office:value-type="float" office:value="1799" calcext:value-type="float">
            <text:p>17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3]/[.D443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68" calcext:value-type="float">
            <text:p>1768</text:p>
          </table:table-cell>
          <table:table-cell/>
          <table:table-cell table:formula="of:=[.A444]+[.$C$1]" office:value-type="float" office:value="1803" calcext:value-type="float">
            <text:p>18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4]/[.D444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72" calcext:value-type="float">
            <text:p>1772</text:p>
          </table:table-cell>
          <table:table-cell/>
          <table:table-cell table:formula="of:=[.A445]+[.$C$1]" office:value-type="float" office:value="1807" calcext:value-type="float">
            <text:p>18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5]/[.D445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76" calcext:value-type="float">
            <text:p>1776</text:p>
          </table:table-cell>
          <table:table-cell/>
          <table:table-cell table:formula="of:=[.A446]+[.$C$1]" office:value-type="float" office:value="1811" calcext:value-type="float">
            <text:p>18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6]/[.D446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1780" calcext:value-type="float">
            <text:p>1780</text:p>
          </table:table-cell>
          <table:table-cell/>
          <table:table-cell table:formula="of:=[.A447]+[.$C$1]" office:value-type="float" office:value="1815" calcext:value-type="float">
            <text:p>18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7]/[.D447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784" calcext:value-type="float">
            <text:p>1784</text:p>
          </table:table-cell>
          <table:table-cell/>
          <table:table-cell table:formula="of:=[.A448]+[.$C$1]" office:value-type="float" office:value="1819" calcext:value-type="float">
            <text:p>18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8]/[.D448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788" calcext:value-type="float">
            <text:p>1788</text:p>
          </table:table-cell>
          <table:table-cell/>
          <table:table-cell table:formula="of:=[.A449]+[.$C$1]" office:value-type="float" office:value="1823" calcext:value-type="float">
            <text:p>18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9]/[.D449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792" calcext:value-type="float">
            <text:p>1792</text:p>
          </table:table-cell>
          <table:table-cell/>
          <table:table-cell table:formula="of:=[.A450]+[.$C$1]" office:value-type="float" office:value="1827" calcext:value-type="float">
            <text:p>18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0]/[.D450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796" calcext:value-type="float">
            <text:p>1796</text:p>
          </table:table-cell>
          <table:table-cell/>
          <table:table-cell table:formula="of:=[.A451]+[.$C$1]" office:value-type="float" office:value="1831" calcext:value-type="float">
            <text:p>18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1]/[.D451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800" calcext:value-type="float">
            <text:p>1800</text:p>
          </table:table-cell>
          <table:table-cell/>
          <table:table-cell table:formula="of:=[.A452]+[.$C$1]" office:value-type="float" office:value="1835" calcext:value-type="float">
            <text:p>18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2]/[.D452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804" calcext:value-type="float">
            <text:p>1804</text:p>
          </table:table-cell>
          <table:table-cell/>
          <table:table-cell table:formula="of:=[.A453]+[.$C$1]" office:value-type="float" office:value="1839" calcext:value-type="float">
            <text:p>18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3]/[.D453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808" calcext:value-type="float">
            <text:p>1808</text:p>
          </table:table-cell>
          <table:table-cell/>
          <table:table-cell table:formula="of:=[.A454]+[.$C$1]" office:value-type="float" office:value="1843" calcext:value-type="float">
            <text:p>18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4]/[.D454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812" calcext:value-type="float">
            <text:p>1812</text:p>
          </table:table-cell>
          <table:table-cell/>
          <table:table-cell table:formula="of:=[.A455]+[.$C$1]" office:value-type="float" office:value="1847" calcext:value-type="float">
            <text:p>18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5]/[.D455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816" calcext:value-type="float">
            <text:p>1816</text:p>
          </table:table-cell>
          <table:table-cell/>
          <table:table-cell table:formula="of:=[.A456]+[.$C$1]" office:value-type="float" office:value="1851" calcext:value-type="float">
            <text:p>18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6]/[.D456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820" calcext:value-type="float">
            <text:p>1820</text:p>
          </table:table-cell>
          <table:table-cell/>
          <table:table-cell table:formula="of:=[.A457]+[.$C$1]" office:value-type="float" office:value="1855" calcext:value-type="float">
            <text:p>18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7]/[.D457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824" calcext:value-type="float">
            <text:p>1824</text:p>
          </table:table-cell>
          <table:table-cell/>
          <table:table-cell table:formula="of:=[.A458]+[.$C$1]" office:value-type="float" office:value="1859" calcext:value-type="float">
            <text:p>18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8]/[.D458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828" calcext:value-type="float">
            <text:p>1828</text:p>
          </table:table-cell>
          <table:table-cell/>
          <table:table-cell table:formula="of:=[.A459]+[.$C$1]" office:value-type="float" office:value="1863" calcext:value-type="float">
            <text:p>18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9]/[.D459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832" calcext:value-type="float">
            <text:p>1832</text:p>
          </table:table-cell>
          <table:table-cell/>
          <table:table-cell table:formula="of:=[.A460]+[.$C$1]" office:value-type="float" office:value="1867" calcext:value-type="float">
            <text:p>18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0]/[.D460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836" calcext:value-type="float">
            <text:p>1836</text:p>
          </table:table-cell>
          <table:table-cell/>
          <table:table-cell table:formula="of:=[.A461]+[.$C$1]" office:value-type="float" office:value="1871" calcext:value-type="float">
            <text:p>18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1]/[.D461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840" calcext:value-type="float">
            <text:p>1840</text:p>
          </table:table-cell>
          <table:table-cell/>
          <table:table-cell table:formula="of:=[.A462]+[.$C$1]" office:value-type="float" office:value="1875" calcext:value-type="float">
            <text:p>18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2]/[.D462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844" calcext:value-type="float">
            <text:p>1844</text:p>
          </table:table-cell>
          <table:table-cell/>
          <table:table-cell table:formula="of:=[.A463]+[.$C$1]" office:value-type="float" office:value="1879" calcext:value-type="float">
            <text:p>18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3]/[.D463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848" calcext:value-type="float">
            <text:p>1848</text:p>
          </table:table-cell>
          <table:table-cell/>
          <table:table-cell table:formula="of:=[.A464]+[.$C$1]" office:value-type="float" office:value="1883" calcext:value-type="float">
            <text:p>18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4]/[.D464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852" calcext:value-type="float">
            <text:p>1852</text:p>
          </table:table-cell>
          <table:table-cell/>
          <table:table-cell table:formula="of:=[.A465]+[.$C$1]" office:value-type="float" office:value="1887" calcext:value-type="float">
            <text:p>18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5]/[.D465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856" calcext:value-type="float">
            <text:p>1856</text:p>
          </table:table-cell>
          <table:table-cell/>
          <table:table-cell table:formula="of:=[.A466]+[.$C$1]" office:value-type="float" office:value="1891" calcext:value-type="float">
            <text:p>18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6]/[.D466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60" calcext:value-type="float">
            <text:p>1860</text:p>
          </table:table-cell>
          <table:table-cell/>
          <table:table-cell table:formula="of:=[.A467]+[.$C$1]" office:value-type="float" office:value="1895" calcext:value-type="float">
            <text:p>18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7]/[.D467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64" calcext:value-type="float">
            <text:p>1864</text:p>
          </table:table-cell>
          <table:table-cell/>
          <table:table-cell table:formula="of:=[.A468]+[.$C$1]" office:value-type="float" office:value="1899" calcext:value-type="float">
            <text:p>18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8]/[.D468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68" calcext:value-type="float">
            <text:p>1868</text:p>
          </table:table-cell>
          <table:table-cell/>
          <table:table-cell table:formula="of:=[.A469]+[.$C$1]" office:value-type="float" office:value="1903" calcext:value-type="float">
            <text:p>19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9]/[.D469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72" calcext:value-type="float">
            <text:p>1872</text:p>
          </table:table-cell>
          <table:table-cell/>
          <table:table-cell table:formula="of:=[.A470]+[.$C$1]" office:value-type="float" office:value="1907" calcext:value-type="float">
            <text:p>19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0]/[.D470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76" calcext:value-type="float">
            <text:p>1876</text:p>
          </table:table-cell>
          <table:table-cell/>
          <table:table-cell table:formula="of:=[.A471]+[.$C$1]" office:value-type="float" office:value="1911" calcext:value-type="float">
            <text:p>19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1]/[.D471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80" calcext:value-type="float">
            <text:p>1880</text:p>
          </table:table-cell>
          <table:table-cell/>
          <table:table-cell table:formula="of:=[.A472]+[.$C$1]" office:value-type="float" office:value="1915" calcext:value-type="float">
            <text:p>19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2]/[.D472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84" calcext:value-type="float">
            <text:p>1884</text:p>
          </table:table-cell>
          <table:table-cell/>
          <table:table-cell table:formula="of:=[.A473]+[.$C$1]" office:value-type="float" office:value="1919" calcext:value-type="float">
            <text:p>19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3]/[.D473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88" calcext:value-type="float">
            <text:p>1888</text:p>
          </table:table-cell>
          <table:table-cell/>
          <table:table-cell table:formula="of:=[.A474]+[.$C$1]" office:value-type="float" office:value="1923" calcext:value-type="float">
            <text:p>19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4]/[.D474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92" calcext:value-type="float">
            <text:p>1892</text:p>
          </table:table-cell>
          <table:table-cell/>
          <table:table-cell table:formula="of:=[.A475]+[.$C$1]" office:value-type="float" office:value="1927" calcext:value-type="float">
            <text:p>19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5]/[.D475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896" calcext:value-type="float">
            <text:p>1896</text:p>
          </table:table-cell>
          <table:table-cell/>
          <table:table-cell table:formula="of:=[.A476]+[.$C$1]" office:value-type="float" office:value="1931" calcext:value-type="float">
            <text:p>19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6]/[.D476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00" calcext:value-type="float">
            <text:p>1900</text:p>
          </table:table-cell>
          <table:table-cell/>
          <table:table-cell table:formula="of:=[.A477]+[.$C$1]" office:value-type="float" office:value="1935" calcext:value-type="float">
            <text:p>19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7]/[.D477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04" calcext:value-type="float">
            <text:p>1904</text:p>
          </table:table-cell>
          <table:table-cell/>
          <table:table-cell table:formula="of:=[.A478]+[.$C$1]" office:value-type="float" office:value="1939" calcext:value-type="float">
            <text:p>19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8]/[.D478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08" calcext:value-type="float">
            <text:p>1908</text:p>
          </table:table-cell>
          <table:table-cell/>
          <table:table-cell table:formula="of:=[.A479]+[.$C$1]" office:value-type="float" office:value="1943" calcext:value-type="float">
            <text:p>19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9]/[.D479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12" calcext:value-type="float">
            <text:p>1912</text:p>
          </table:table-cell>
          <table:table-cell/>
          <table:table-cell table:formula="of:=[.A480]+[.$C$1]" office:value-type="float" office:value="1947" calcext:value-type="float">
            <text:p>19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0]/[.D480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16" calcext:value-type="float">
            <text:p>1916</text:p>
          </table:table-cell>
          <table:table-cell/>
          <table:table-cell table:formula="of:=[.A481]+[.$C$1]" office:value-type="float" office:value="1951" calcext:value-type="float">
            <text:p>19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1]/[.D481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20" calcext:value-type="float">
            <text:p>1920</text:p>
          </table:table-cell>
          <table:table-cell/>
          <table:table-cell table:formula="of:=[.A482]+[.$C$1]" office:value-type="float" office:value="1955" calcext:value-type="float">
            <text:p>19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2]/[.D482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24" calcext:value-type="float">
            <text:p>1924</text:p>
          </table:table-cell>
          <table:table-cell/>
          <table:table-cell table:formula="of:=[.A483]+[.$C$1]" office:value-type="float" office:value="1959" calcext:value-type="float">
            <text:p>19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3]/[.D483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28" calcext:value-type="float">
            <text:p>1928</text:p>
          </table:table-cell>
          <table:table-cell/>
          <table:table-cell table:formula="of:=[.A484]+[.$C$1]" office:value-type="float" office:value="1963" calcext:value-type="float">
            <text:p>19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4]/[.D484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/>
          <table:table-cell table:formula="of:=[.A485]+[.$C$1]" office:value-type="float" office:value="1967" calcext:value-type="float">
            <text:p>19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5]/[.D485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1936" calcext:value-type="float">
            <text:p>1936</text:p>
          </table:table-cell>
          <table:table-cell/>
          <table:table-cell table:formula="of:=[.A486]+[.$C$1]" office:value-type="float" office:value="1971" calcext:value-type="float">
            <text:p>19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6]/[.D486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40" calcext:value-type="float">
            <text:p>1940</text:p>
          </table:table-cell>
          <table:table-cell/>
          <table:table-cell table:formula="of:=[.A487]+[.$C$1]" office:value-type="float" office:value="1975" calcext:value-type="float">
            <text:p>19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7]/[.D487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44" calcext:value-type="float">
            <text:p>1944</text:p>
          </table:table-cell>
          <table:table-cell/>
          <table:table-cell table:formula="of:=[.A488]+[.$C$1]" office:value-type="float" office:value="1979" calcext:value-type="float">
            <text:p>19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8]/[.D488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48" calcext:value-type="float">
            <text:p>1948</text:p>
          </table:table-cell>
          <table:table-cell/>
          <table:table-cell table:formula="of:=[.A489]+[.$C$1]" office:value-type="float" office:value="1983" calcext:value-type="float">
            <text:p>19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9]/[.D489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52" calcext:value-type="float">
            <text:p>1952</text:p>
          </table:table-cell>
          <table:table-cell/>
          <table:table-cell table:formula="of:=[.A490]+[.$C$1]" office:value-type="float" office:value="1987" calcext:value-type="float">
            <text:p>19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0]/[.D490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56" calcext:value-type="float">
            <text:p>1956</text:p>
          </table:table-cell>
          <table:table-cell/>
          <table:table-cell table:formula="of:=[.A491]+[.$C$1]" office:value-type="float" office:value="1991" calcext:value-type="float">
            <text:p>19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1]/[.D491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60" calcext:value-type="float">
            <text:p>1960</text:p>
          </table:table-cell>
          <table:table-cell/>
          <table:table-cell table:formula="of:=[.A492]+[.$C$1]" office:value-type="float" office:value="1995" calcext:value-type="float">
            <text:p>19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2]/[.D492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64" calcext:value-type="float">
            <text:p>1964</text:p>
          </table:table-cell>
          <table:table-cell/>
          <table:table-cell table:formula="of:=[.A493]+[.$C$1]" office:value-type="float" office:value="1999" calcext:value-type="float">
            <text:p>19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3]/[.D493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68" calcext:value-type="float">
            <text:p>1968</text:p>
          </table:table-cell>
          <table:table-cell/>
          <table:table-cell table:formula="of:=[.A494]+[.$C$1]" office:value-type="float" office:value="2003" calcext:value-type="float">
            <text:p>20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4]/[.D494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72" calcext:value-type="float">
            <text:p>1972</text:p>
          </table:table-cell>
          <table:table-cell/>
          <table:table-cell table:formula="of:=[.A495]+[.$C$1]" office:value-type="float" office:value="2007" calcext:value-type="float">
            <text:p>20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5]/[.D495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table:formula="of:=[.A496]+[.$C$1]" office:value-type="float" office:value="2011" calcext:value-type="float">
            <text:p>20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6]/[.D496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table:formula="of:=[.A497]+[.$C$1]" office:value-type="float" office:value="2015" calcext:value-type="float">
            <text:p>20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7]/[.D497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84" calcext:value-type="float">
            <text:p>1984</text:p>
          </table:table-cell>
          <table:table-cell/>
          <table:table-cell table:formula="of:=[.A498]+[.$C$1]" office:value-type="float" office:value="2019" calcext:value-type="float">
            <text:p>20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8]/[.D498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table:formula="of:=[.A499]+[.$C$1]" office:value-type="float" office:value="2023" calcext:value-type="float">
            <text:p>20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9]/[.D499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table:formula="of:=[.A500]+[.$C$1]" office:value-type="float" office:value="2027" calcext:value-type="float">
            <text:p>20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0]/[.D500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table:formula="of:=[.A501]+[.$C$1]" office:value-type="float" office:value="2031" calcext:value-type="float">
            <text:p>20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1]/[.D501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formula="of:=[.A502]+[.$C$1]" office:value-type="float" office:value="2035" calcext:value-type="float">
            <text:p>20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2]/[.D502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table:formula="of:=[.A503]+[.$C$1]" office:value-type="float" office:value="2039" calcext:value-type="float">
            <text:p>20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3]/[.D503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table:formula="of:=[.A504]+[.$C$1]" office:value-type="float" office:value="2043" calcext:value-type="float">
            <text:p>20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4]/[.D504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table:formula="of:=[.A505]+[.$C$1]" office:value-type="float" office:value="2047" calcext:value-type="float">
            <text:p>20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5]/[.D505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formula="of:=[.A506]+[.$C$1]" office:value-type="float" office:value="2051" calcext:value-type="float">
            <text:p>20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6]/[.D506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table:formula="of:=[.A507]+[.$C$1]" office:value-type="float" office:value="2055" calcext:value-type="float">
            <text:p>20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7]/[.D507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024" calcext:value-type="float">
            <text:p>2024</text:p>
          </table:table-cell>
          <table:table-cell/>
          <table:table-cell table:formula="of:=[.A508]+[.$C$1]" office:value-type="float" office:value="2059" calcext:value-type="float">
            <text:p>20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8]/[.D508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028" calcext:value-type="float">
            <text:p>2028</text:p>
          </table:table-cell>
          <table:table-cell/>
          <table:table-cell table:formula="of:=[.A509]+[.$C$1]" office:value-type="float" office:value="2063" calcext:value-type="float">
            <text:p>20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9]/[.D509])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10]/[.D510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11]/[.D511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12]/[.D51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13]/[.D51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14]/[.D514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15]/[.D515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16]/[.D516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17]/[.D51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18]/[.D518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19]/[.D519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20]/[.D520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21]/[.D521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22]/[.D52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23]/[.D5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24]/[.D524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25]/[.D525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26]/[.D526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27]/[.D5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28]/[.D528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29]/[.D529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30]/[.D530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31]/[.D531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32]/[.D53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33]/[.D53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34]/[.D534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35]/[.D535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36]/[.D536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37]/[.D53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38]/[.D538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INT([.C539]/[.D539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02:47:02.425294811</meta:creation-date>
    <dc:date>2020-01-05T07:03:50.729179457</dc:date>
    <meta:editing-duration>PT12M59S</meta:editing-duration>
    <meta:editing-cycles>2</meta:editing-cycles>
    <meta:generator>LibreOffice/6.2.7.1$Linux_X86_64 LibreOffice_project/20$Build-1</meta:generator>
    <meta:document-statistic meta:table-count="1" meta:cell-count="2151" meta:object-count="0"/>
  </office:meta>
</office:document-meta>
</file>